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0.891cm" fo:min-width="0.641cm"/>
    </style:style>
    <style:style style:name="gr3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fill="none" draw:textarea-vertical-align="middle" draw:auto-grow-height="false" fo:min-height="5.997cm" fo:min-width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972cm"/>
    </style:style>
    <style:style style:name="gr8" style:family="graphic" style:parent-style-name="standard">
      <style:graphic-properties draw:fill="none" draw:textarea-vertical-align="middle" draw:auto-grow-height="false" fo:min-height="3.684cm" fo:min-width="0cm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0.808cm" fo:min-width="0.506cm"/>
    </style:style>
    <style:style style:name="gr10" style:family="graphic" style:parent-style-name="standard">
      <style:graphic-properties svg:stroke-color="#000000" draw:fill="none" draw:textarea-horizontal-align="justify" draw:textarea-vertical-align="middle" draw:auto-grow-height="false" fo:min-height="0.29cm" fo:min-width="0.04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2" style:family="graphic" style:parent-style-name="standard">
      <style:graphic-properties svg:stroke-color="#000000" draw:fill="none" draw:textarea-horizontal-align="justify" draw:textarea-vertical-align="middle" draw:auto-grow-height="false" fo:min-height="2.484cm" fo:min-width="1.587cm"/>
    </style:style>
    <style:style style:name="gr13" style:family="graphic" style:parent-style-name="standard">
      <style:graphic-properties svg:stroke-color="#000000" draw:fill="none" draw:textarea-horizontal-align="justify" draw:textarea-vertical-align="middle" draw:auto-grow-height="false" fo:min-height="6.923cm" fo:min-width="3.586cm"/>
    </style:style>
    <style:style style:name="gr14" style:family="graphic" style:parent-style-name="standard">
      <style:graphic-properties svg:stroke-color="#000000" draw:fill="none" draw:textarea-horizontal-align="justify" draw:textarea-vertical-align="middle" draw:auto-grow-height="false" fo:min-height="1.7cm" fo:min-width="1.288cm"/>
    </style:style>
    <style:style style:name="gr15" style:family="graphic" style:parent-style-name="standard" style:list-style-name="L1">
      <style:graphic-properties svg:stroke-color="#000000" draw:fill="none" draw:textarea-horizontal-align="justify" draw:textarea-vertical-align="middle" draw:auto-grow-height="false" fo:min-height="7.045cm" fo:min-width="3.586cm"/>
    </style:style>
    <style:style style:name="gr16" style:family="graphic" style:parent-style-name="standard" style:list-style-name="L1">
      <style:graphic-properties svg:stroke-color="#000000" draw:fill="solid" draw:fill-color="#ffffff" draw:textarea-horizontal-align="justify" draw:textarea-vertical-align="middle" draw:auto-grow-height="false" fo:min-height="2.455cm" fo:min-width="2.469cm"/>
    </style:style>
    <style:style style:name="gr17" style:family="graphic" style:parent-style-name="standard" style:list-style-name="L1">
      <style:graphic-properties svg:stroke-color="#000000" draw:fill="solid" draw:fill-color="#ffffff" draw:textarea-horizontal-align="justify" draw:textarea-vertical-align="middle" draw:auto-grow-height="false" fo:min-height="2.455cm" fo:min-width="2.469cm"/>
    </style:style>
    <style:style style:name="gr18" style:family="graphic" style:parent-style-name="standard" style:list-style-name="L1">
      <style:graphic-properties svg:stroke-color="#000000" draw:fill="solid" draw:fill-color="#ffffff" draw:textarea-horizontal-align="justify" draw:textarea-vertical-align="middle" draw:auto-grow-height="false" fo:min-height="2.455cm" fo:min-width="2.469cm"/>
    </style:style>
    <style:style style:name="gr19" style:family="graphic" style:parent-style-name="standard" style:list-style-name="L1">
      <style:graphic-properties svg:stroke-color="#000000" draw:fill="solid" draw:fill-color="#ffffff" draw:textarea-horizontal-align="justify" draw:textarea-vertical-align="middle" draw:auto-grow-height="false" fo:min-height="2.455cm" fo:min-width="2.469cm"/>
    </style:style>
    <style:style style:name="gr20" style:family="graphic" style:parent-style-name="objectwithoutfill">
      <style:graphic-properties draw:stroke="solid"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161cm"/>
    </style:style>
    <style:style style:name="gr22" style:family="graphic" style:parent-style-name="standard">
      <style:graphic-properties draw:fill-color="#ff0000" draw:textarea-horizontal-align="justify" draw:textarea-vertical-align="middle" draw:auto-grow-height="false" fo:min-height="0cm" fo:min-width="0cm"/>
    </style:style>
    <style:style style:name="gr23" style:family="graphic" style:parent-style-name="standard">
      <style:graphic-properties draw:fill-color="#0000ff" draw:textarea-horizontal-align="justify" draw:textarea-vertical-align="middle" draw:auto-grow-height="false" fo:min-height="0cm" fo:min-width="0cm"/>
    </style:style>
    <style:style style:name="gr24" style:family="graphic" style:parent-style-name="objectwithoutfill">
      <style:graphic-properties draw:marker-end="Arrow" draw:marker-end-width="0.3cm" draw:fill="none" draw:textarea-vertical-align="middle"/>
    </style:style>
    <style:style style:name="gr25" style:family="graphic" style:parent-style-name="objectwithoutfill">
      <style:graphic-properties draw:stroke="solid" svg:stroke-width="0.102cm" svg:stroke-color="#ff0000" draw:marker-start-width="0.508cm" draw:marker-end-width="0.508cm" draw:fill="none" draw:textarea-vertical-align="middle" fo:padding-top="0.176cm" fo:padding-bottom="0.176cm" fo:padding-left="0.301cm" fo:padding-right="0.301cm"/>
    </style:style>
    <style:style style:name="gr26" style:family="graphic" style:parent-style-name="objectwithoutfill">
      <style:graphic-properties draw:stroke="solid" svg:stroke-width="0.102cm" svg:stroke-color="#0000ff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844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29" style:family="graphic" style:parent-style-name="objectwithoutfill">
      <style:graphic-properties draw:stroke="solid" svg:stroke-width="0.102cm" svg:stroke-color="#ff0000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.864cm"/>
    </style:style>
    <style:style style:name="gr31" style:family="graphic" style:parent-style-name="objectwithoutfill">
      <style:graphic-properties svg:stroke-width="0.102cm" svg:stroke-color="#000080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32" style:family="graphic" style:parent-style-name="objectwithoutfill">
      <style:graphic-properties draw:stroke="dash" draw:stroke-dash="Dashed_20__28_var_29_" svg:stroke-width="0.102cm" svg:stroke-color="#0000ff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4" style:family="graphic" style:parent-style-name="standard">
      <style:graphic-properties draw:fill-color="#ffffff" draw:textarea-horizontal-align="justify" draw:textarea-vertical-align="middle" draw:auto-grow-height="false" fo:min-height="2.099cm" fo:min-width="0.956cm"/>
    </style:style>
    <style:style style:name="gr35" style:family="graphic" style:parent-style-name="standard">
      <style:graphic-properties draw:fill-color="#ffffff" draw:textarea-horizontal-align="justify" draw:textarea-vertical-align="middle" draw:auto-grow-height="false" fo:min-height="14.931cm" fo:min-width="6.544cm"/>
    </style:style>
    <style:style style:name="gr36" style:family="graphic" style:parent-style-name="standard">
      <style:graphic-properties svg:stroke-color="#000000" draw:fill-color="#ffffff" draw:textarea-horizontal-align="justify" draw:textarea-vertical-align="middle" draw:auto-grow-height="false" fo:min-height="2.099cm" fo:min-width="0.956cm"/>
    </style:style>
    <style:style style:name="gr37" style:family="graphic" style:parent-style-name="standard">
      <style:graphic-properties draw:fill-color="#ffffff" draw:textarea-horizontal-align="justify" draw:textarea-vertical-align="middle" draw:auto-grow-height="false" fo:min-height="0cm" fo:min-width="0cm"/>
    </style:style>
    <style:style style:name="gr38" style:family="graphic" style:parent-style-name="standard">
      <style:graphic-properties draw:stroke="none" svg:stroke-color="#000000" draw:fill="solid" draw:fill-color="#ffffff" draw:auto-grow-height="true" draw:auto-grow-width="false" fo:max-height="0cm" fo:min-height="0.712cm"/>
    </style:style>
    <style:style style:name="gr39" style:family="graphic" style:parent-style-name="standard">
      <style:graphic-properties draw:fill-color="#ff0000" draw:textarea-horizontal-align="justify" draw:textarea-vertical-align="middle" draw:auto-grow-height="false" fo:min-height="0.256cm" fo:min-width="0.043cm"/>
    </style:style>
    <style:style style:name="gr40" style:family="graphic" style:parent-style-name="standard">
      <style:graphic-properties draw:fill-color="#0000ff" draw:textarea-horizontal-align="justify" draw:textarea-vertical-align="middle" draw:auto-grow-height="false" fo:min-height="0.256cm" fo:min-width="0.043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0.871cm"/>
    </style:style>
    <style:style style:name="gr42" style:family="graphic" style:parent-style-name="objectwithoutfill">
      <style:graphic-properties svg:stroke-width="0.102cm" svg:stroke-color="#0000ff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43" style:family="graphic" style:parent-style-name="objectwithoutfill">
      <style:graphic-properties draw:stroke="solid" svg:stroke-width="0cm" svg:stroke-color="#000000" draw:marker-start-width="0.203cm" draw:marker-end-width="0.203cm" draw:fill="none" draw:textarea-vertical-align="middle" fo:padding-top="0.125cm" fo:padding-bottom="0.125cm" fo:padding-left="0.25cm" fo:padding-right="0.25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45" style:family="graphic" style:parent-style-name="objectwithoutfill">
      <style:graphic-properties svg:stroke-width="0cm" svg:stroke-color="#000000" draw:marker-start-width="0.203cm" draw:marker-end-width="0.203cm" draw:fill="none" draw:textarea-vertical-align="middle" fo:padding-top="0.125cm" fo:padding-bottom="0.125cm" fo:padding-left="0.25cm" fo:padding-right="0.25cm"/>
    </style:style>
    <style:style style:name="gr46" style:family="graphic" style:parent-style-name="standard">
      <style:graphic-properties svg:stroke-width="0.102cm" svg:stroke-color="#ff0000" draw:marker-start-width="0.509cm" draw:marker-end-width="0.509cm" draw:fill="none" draw:textarea-horizontal-align="justify" draw:textarea-vertical-align="middle" draw:auto-grow-height="false" fo:min-height="3.337cm" fo:min-width="3.822cm" fo:padding-top="0.176cm" fo:padding-bottom="0.176cm" fo:padding-left="0.301cm" fo:padding-right="0.301cm"/>
    </style:style>
    <style:style style:name="gr47" style:family="graphic" style:parent-style-name="objectwithoutfill">
      <style:graphic-properties svg:stroke-width="0.102cm" svg:stroke-color="#ff0000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48" style:family="graphic" style:parent-style-name="standard">
      <style:graphic-properties svg:stroke-width="0.102cm" svg:stroke-color="#00ff00" draw:marker-start-width="0.509cm" draw:marker-end-width="0.509cm" draw:fill="none" draw:textarea-horizontal-align="justify" draw:textarea-vertical-align="middle" draw:auto-grow-height="false" fo:min-height="3.235cm" fo:min-width="3.72cm" fo:padding-top="0.176cm" fo:padding-bottom="0.176cm" fo:padding-left="0.301cm" fo:padding-right="0.301cm"/>
    </style:style>
    <style:style style:name="gr49" style:family="graphic" style:parent-style-name="standard">
      <style:graphic-properties draw:stroke="dash" draw:stroke-dash="Fine_20_Dotted" svg:stroke-width="0.102cm" svg:stroke-color="#00ff00" draw:marker-start-width="0.509cm" draw:marker-end-width="0.509cm" draw:fill="solid" draw:fill-color="#ffffff" draw:textarea-horizontal-align="justify" draw:textarea-vertical-align="middle" draw:auto-grow-height="false" fo:min-height="3.232cm" fo:min-width="4.04cm" fo:padding-top="0.176cm" fo:padding-bottom="0.176cm" fo:padding-left="0.301cm" fo:padding-right="0.301cm"/>
    </style:style>
    <style:style style:name="gr50" style:family="graphic" style:parent-style-name="objectwithoutfill">
      <style:graphic-properties svg:stroke-width="0.102cm" svg:stroke-color="#00ff00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51" style:family="graphic" style:parent-style-name="standard">
      <style:graphic-properties svg:stroke-width="0.102cm" svg:stroke-color="#ff0000" draw:marker-start-width="0.509cm" draw:marker-end-width="0.509cm" draw:fill="none" draw:textarea-horizontal-align="justify" draw:textarea-vertical-align="middle" draw:auto-grow-height="false" fo:min-height="3.235cm" fo:min-width="3.72cm" fo:padding-top="0.176cm" fo:padding-bottom="0.176cm" fo:padding-left="0.301cm" fo:padding-right="0.301cm"/>
    </style:style>
    <style:style style:name="gr52" style:family="graphic" style:parent-style-name="standard">
      <style:graphic-properties draw:stroke="dash" draw:stroke-dash="Fine_20_Dotted" svg:stroke-width="0.152cm" svg:stroke-color="#ff0000" draw:marker-start-width="0.659cm" draw:marker-end-width="0.659cm" draw:fill="none" draw:textarea-horizontal-align="justify" draw:textarea-vertical-align="middle" draw:auto-grow-height="false" fo:min-height="3.235cm" fo:min-width="3.549cm" fo:padding-top="0.201cm" fo:padding-bottom="0.201cm" fo:padding-left="0.326cm" fo:padding-right="0.326cm"/>
    </style:style>
    <style:style style:name="gr53" style:family="graphic" style:parent-style-name="objectwithoutfill">
      <style:graphic-properties draw:stroke="solid" svg:stroke-width="0.051cm" svg:stroke-color="#ff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54" style:family="graphic" style:parent-style-name="standard">
      <style:graphic-properties draw:stroke="solid" draw:stroke-dash="Fine_20_Dashed" svg:stroke-width="0.051cm" svg:stroke-color="#000000" draw:marker-start-width="0.355cm" draw:marker-end-width="0.355cm" draw:fill="none" draw:textarea-horizontal-align="justify" draw:textarea-vertical-align="middle" draw:auto-grow-height="false" fo:min-height="1.42cm" fo:min-width="1.196cm" fo:padding-top="0.15cm" fo:padding-bottom="0.15cm" fo:padding-left="0.275cm" fo:padding-right="0.275cm"/>
    </style:style>
    <style:style style:name="gr55" style:family="graphic" style:parent-style-name="standard">
      <style:graphic-properties draw:stroke="dash" draw:stroke-dash="Fine_20_Dashed" svg:stroke-width="0.051cm" svg:stroke-color="#000000" draw:marker-start-width="0.355cm" draw:marker-end-width="0.355cm" draw:fill="none" draw:textarea-horizontal-align="justify" draw:textarea-vertical-align="middle" draw:auto-grow-height="false" fo:min-height="1.42cm" fo:min-width="1.196cm" fo:padding-top="0.15cm" fo:padding-bottom="0.15cm" fo:padding-left="0.275cm" fo:padding-right="0.275cm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0.835cm"/>
    </style:style>
    <style:style style:name="gr57" style:family="graphic" style:parent-style-name="standard">
      <style:graphic-properties draw:stroke="solid" draw:stroke-dash="Fine_20_Dashed" svg:stroke-width="0.051cm" svg:stroke-color="#000000" draw:marker-start-width="0.355cm" draw:marker-end-width="0.355cm" draw:fill="none" draw:textarea-horizontal-align="justify" draw:textarea-vertical-align="middle" draw:auto-grow-height="false" fo:min-height="2.213cm" fo:min-width="1.884cm" fo:padding-top="0.15cm" fo:padding-bottom="0.15cm" fo:padding-left="0.275cm" fo:padding-right="0.275cm"/>
    </style:style>
    <style:style style:name="gr58" style:family="graphic" style:parent-style-name="standard">
      <style:graphic-properties draw:stroke="dash" draw:stroke-dash="Ultrafine_20_Dotted_20__28_var_29_" svg:stroke-width="0.051cm" svg:stroke-color="#ff0000" draw:marker-start-width="0.355cm" draw:marker-end-width="0.355cm" draw:fill="none" draw:textarea-horizontal-align="justify" draw:textarea-vertical-align="middle" draw:auto-grow-height="false" fo:min-height="2.213cm" fo:min-width="1.884cm" fo:padding-top="0.15cm" fo:padding-bottom="0.15cm" fo:padding-left="0.275cm" fo:padding-right="0.275cm"/>
    </style:style>
    <style:style style:name="gr59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60" style:family="graphic" style:parent-style-name="objectwithoutfill">
      <style:graphic-properties draw:stroke="solid" svg:stroke-width="0.102cm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61" style:family="graphic" style:parent-style-name="standard">
      <style:graphic-properties draw:stroke="dash" draw:stroke-dash="Fine_20_Dashed" svg:stroke-width="0.051cm" svg:stroke-color="#000000" draw:marker-start-width="0.355cm" draw:marker-end-width="0.355cm" draw:fill="none" draw:textarea-horizontal-align="justify" draw:textarea-vertical-align="middle" draw:auto-grow-height="false" fo:min-height="2.324cm" fo:min-width="2.069cm" fo:padding-top="0.15cm" fo:padding-bottom="0.15cm" fo:padding-left="0.275cm" fo:padding-right="0.275cm"/>
    </style:style>
    <style:style style:name="gr62" style:family="graphic" style:parent-style-name="standard">
      <style:graphic-properties svg:stroke-color="#000000" draw:fill="none" draw:textarea-horizontal-align="justify" draw:textarea-vertical-align="middle" draw:auto-grow-height="false" fo:min-height="12.333cm" fo:min-width="8.907cm"/>
    </style:style>
    <style:style style:name="gr63" style:family="graphic" style:parent-style-name="objectwithoutfill">
      <style:graphic-properties draw:stroke="solid" draw:marker-end="Arrow" draw:marker-end-width="0.3cm" draw:fill="none" draw:textarea-vertical-align="middle"/>
    </style:style>
    <style:style style:name="gr64" style:family="graphic" style:parent-style-name="standard">
      <style:graphic-properties draw:textarea-horizontal-align="justify" draw:textarea-vertical-align="middle" draw:auto-grow-height="false" fo:min-height="0cm" fo:min-width="5.527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  <style:text-properties fo:font-size="12pt" style:font-size-asian="12pt" style:font-size-complex="12pt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style:paragraph-properties fo:margin-left="0cm" fo:margin-right="0cm" fo:text-align="center" fo:text-indent="0cm"/>
    </style:style>
    <style:style style:name="P9" style:family="paragraph">
      <loext:graphic-properties draw:fill="none"/>
      <style:paragraph-properties fo:margin-left="0cm" fo:margin-right="0cm" fo:text-align="center" fo:text-indent="0cm"/>
      <style:text-properties style:font-name="Liberation Sans" fo:font-size="18pt" style:letter-kerning="true" style:font-name-asian="Noto Sans CJK SC Regular" style:font-size-asian="18pt" style:font-name-complex="FreeSans" style:font-size-complex="18pt"/>
    </style:style>
    <style:style style:name="P10" style:family="paragraph">
      <loext:graphic-properties draw:fill="solid" draw:fill-color="#ffffff"/>
      <style:paragraph-properties fo:margin-left="0cm" fo:margin-right="0cm" fo:text-align="center" fo:text-indent="0cm"/>
      <style:text-properties style:font-name="Liberation Sans" fo:font-size="18pt" style:letter-kerning="true" style:font-name-asian="Noto Sans CJK SC Regular" style:font-size-asian="18pt" style:font-name-complex="FreeSans" style:font-size-complex="18pt"/>
    </style:style>
    <style:style style:name="P11" style:family="paragraph">
      <loext:graphic-properties draw:fill="none" draw:fill-color="#ffffff"/>
      <style:paragraph-properties fo:text-align="center"/>
    </style:style>
    <style:style style:name="P12" style:family="paragraph">
      <loext:graphic-properties draw:fill-color="#ff0000"/>
      <style:paragraph-properties fo:text-align="center"/>
    </style:style>
    <style:style style:name="P13" style:family="paragraph">
      <loext:graphic-properties draw:fill-color="#0000ff"/>
      <style:paragraph-properties fo:text-align="center"/>
    </style:style>
    <style:style style:name="P14" style:family="paragraph">
      <loext:graphic-properties draw:fill="none" draw:fill-color="#ffffff"/>
      <style:text-properties fo:color="#ff0000"/>
    </style:style>
    <style:style style:name="P15" style:family="paragraph">
      <loext:graphic-properties draw:fill="none" draw:fill-color="#ffffff"/>
      <style:text-properties fo:color="#0000ff"/>
    </style:style>
    <style:style style:name="P16" style:family="paragraph">
      <style:text-properties fo:color="#0000ff"/>
    </style:style>
    <style:style style:name="P17" style:family="paragraph">
      <loext:graphic-properties draw:fill="solid" draw:fill-color="#ffffff"/>
      <style:paragraph-properties fo:text-align="center"/>
    </style:style>
    <style:style style:name="P18" style:family="paragraph">
      <loext:graphic-properties draw:fill="none" draw:fill-color="#ffffff"/>
      <style:text-properties fo:color="#00ff00"/>
    </style:style>
    <style:style style:name="T1" style:family="text">
      <style:text-properties style:font-name="Liberation Sans3" style:font-name-asian="Liberation Sans3" style:font-name-complex="Liberation Sans3"/>
    </style:style>
    <style:style style:name="T2" style:family="text">
      <style:text-properties style:font-name="Liberation Sans" style:font-name-asian="Liberation Sans3" style:font-name-complex="Liberation Sans3"/>
    </style:style>
    <style:style style:name="T3" style:family="text">
      <style:text-properties style:font-name="Liberation Sans3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style:font-name="Liberation Sans" fo:font-size="18pt" style:letter-kerning="true" style:font-name-asian="Noto Sans CJK SC Regular" style:font-size-asian="18pt" style:font-name-complex="FreeSans" style:font-size-complex="18pt"/>
    </style:style>
    <style:style style:name="T6" style:family="text">
      <style:text-properties fo:color="#ff0000"/>
    </style:style>
    <style:style style:name="T7" style:family="text">
      <style:text-properties fo:color="#0000ff"/>
    </style:style>
    <style:style style:name="T8" style:family="text">
      <style:text-properties style:text-position="-33% 58%"/>
    </style:style>
    <style:style style:name="T9" style:family="text">
      <style:text-properties fo:font-size="26pt" style:font-size-asian="26pt" style:font-size-complex="26pt"/>
    </style:style>
    <style:style style:name="T10" style:family="text">
      <style:text-properties fo:font-size="36pt" style:font-size-asian="36pt" style:font-size-complex="36pt"/>
    </style:style>
    <style:style style:name="T11" style:family="text">
      <style:text-properties fo:color="#ff0000" style:text-position="-33% 58%"/>
    </style:style>
    <style:style style:name="T12" style:family="text">
      <style:text-properties fo:color="#0000ff" style:text-position="-33% 58%"/>
    </style:style>
    <style:style style:name="T13" style:family="text">
      <style:text-properties fo:color="#0000ff" style:text-position="0% 100%"/>
    </style:style>
    <style:style style:name="T14" style:family="text">
      <style:text-properties fo:color="#00ff00"/>
    </style:style>
    <style:style style:name="T15" style:family="text">
      <style:text-properties fo:color="#00ff00"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7.694cm" svg:y1="4.845cm" svg:x2="22.183cm" svg:y2="4.844cm">
          <text:p/>
        </draw:line>
        <draw:line draw:style-name="gr1" draw:text-style-name="P1" draw:layer="layout" svg:x1="7.695cm" svg:y1="9.996cm" svg:x2="22.184cm" svg:y2="9.995cm">
          <text:p/>
        </draw:line>
        <draw:line draw:style-name="gr1" draw:text-style-name="P1" draw:layer="layout" svg:x1="14.832cm" svg:y1="4.85cm" svg:x2="14.832cm" svg:y2="10.987cm">
          <text:p/>
        </draw:line>
        <draw:custom-shape draw:style-name="gr2" draw:text-style-name="P1" draw:layer="layout" svg:width="1.613cm" svg:height="1.613cm" svg:x="14.044cm" svg:y="9.3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3cm" svg:height="0.33cm" svg:x="14.683cm" svg:y="4.7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7.696cm" svg:y1="15.146cm" svg:x2="22.185cm" svg:y2="15.145cm">
          <text:p/>
        </draw:line>
        <draw:line draw:style-name="gr1" draw:text-style-name="P1" draw:layer="layout" svg:x1="18.532cm" svg:y1="4.851cm" svg:x2="18.537cm" svg:y2="15.96cm">
          <text:p/>
        </draw:line>
        <draw:custom-shape draw:style-name="gr3" draw:text-style-name="P2" draw:layer="layout" svg:width="0.33cm" svg:height="0.33cm" svg:x="18.384cm" svg:y="4.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613cm" svg:height="1.613cm" svg:x="17.744cm" svg:y="14.3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2.558cm" svg:height="0.962cm" svg:x="3.763cm" svg:y="4.35cm">
          <draw:text-box>
            <text:p>|<text:span text:style-name="T1">Ψ</text:span><text:span text:style-name="T2">&gt;</text:span></text:p>
          </draw:text-box>
        </draw:frame>
        <draw:frame draw:style-name="gr4" draw:text-style-name="P3" draw:layer="layout" svg:width="2.558cm" svg:height="0.962cm" svg:x="3.763cm" svg:y="9.55cm">
          <draw:text-box>
            <text:p>|<text:span text:style-name="T3">0</text:span><text:span text:style-name="T2">&gt;</text:span></text:p>
          </draw:text-box>
        </draw:frame>
        <draw:frame draw:style-name="gr4" draw:text-style-name="P3" draw:layer="layout" svg:width="2.558cm" svg:height="0.962cm" svg:x="3.763cm" svg:y="14.65cm">
          <draw:text-box>
            <text:p>|<text:span text:style-name="T3">0</text:span><text:span text:style-name="T2">&gt;</text:span></text:p>
          </draw:text-box>
        </draw:frame>
        <draw:line draw:style-name="gr1" draw:text-style-name="P1" draw:layer="layout" svg:x1="7.695cm" svg:y1="4.846cm" svg:x2="22.184cm" svg:y2="4.845cm">
          <text:p/>
        </draw:lin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draw:style-name="gr4" draw:text-style-name="P3" draw:layer="layout" svg:width="2.558cm" svg:height="0.962cm" svg:x="3.815cm" svg:y="18.598cm">
          <draw:text-box>
            <text:p>|<text:span text:style-name="T3">0</text:span><text:span text:style-name="T2">&gt;</text:span></text:p>
          </draw:text-box>
        </draw:frame>
        <draw:frame draw:style-name="gr4" draw:text-style-name="P3" draw:layer="layout" svg:width="2.558cm" svg:height="0.962cm" svg:x="3.736cm" svg:y="15.602cm">
          <draw:text-box>
            <text:p>|<text:span text:style-name="T3">0</text:span><text:span text:style-name="T2">&gt;</text:span></text:p>
          </draw:text-box>
        </draw:frame>
        <draw:line draw:style-name="gr1" draw:text-style-name="P1" draw:layer="layout" svg:x1="5.45cm" svg:y1="2.702cm" svg:x2="26.49cm" svg:y2="2.699cm">
          <text:p/>
        </draw:line>
        <draw:line draw:style-name="gr1" draw:text-style-name="P1" draw:layer="layout" svg:x1="5.45cm" svg:y1="5.803cm" svg:x2="26.49cm" svg:y2="5.8cm">
          <text:p/>
        </draw:line>
        <draw:line draw:style-name="gr1" draw:text-style-name="P1" draw:layer="layout" svg:x1="5.45cm" svg:y1="8.904cm" svg:x2="26.49cm" svg:y2="8.901cm">
          <text:p/>
        </draw:line>
        <draw:line draw:style-name="gr1" draw:text-style-name="P1" draw:layer="layout" svg:x1="5.477cm" svg:y1="16.071cm" svg:x2="26.517cm" svg:y2="16.068cm">
          <text:p/>
        </draw:line>
        <draw:line draw:style-name="gr1" draw:text-style-name="P1" draw:layer="layout" svg:x1="5.45cm" svg:y1="19.006cm" svg:x2="26.49cm" svg:y2="19.003cm">
          <text:p/>
        </draw:line>
        <draw:custom-shape draw:style-name="gr6" draw:text-style-name="P1" draw:layer="layout" svg:width="0.503cm" svg:height="6.589cm" svg:x="3.107cm" svg:y="2.61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7" draw:text-style-name="P5" draw:layer="layout" svg:width="3.996cm" svg:height="2.222cm" svg:x="0.317cm" svg:y="5.557cm">
          <draw:text-box>
            <text:p><text:span text:style-name="T4">t</text:span><text:span text:style-name="T4">r</text:span><text:span text:style-name="T4">a</text:span><text:span text:style-name="T4">n</text:span><text:span text:style-name="T4">s</text:span><text:span text:style-name="T4">m</text:span><text:span text:style-name="T4">it</text:span><text:span text:style-name="T4">t</text:span><text:span text:style-name="T4">e</text:span><text:span text:style-name="T4">d</text:span><text:span text:style-name="T4"> </text:span></text:p>
            <text:p><text:span text:style-name="T4">q</text:span><text:span text:style-name="T4">u</text:span><text:span text:style-name="T4">b</text:span><text:span text:style-name="T4">it</text:span><text:span text:style-name="T4">s</text:span></text:p>
          </draw:text-box>
        </draw:frame>
        <draw:custom-shape draw:style-name="gr8" draw:text-style-name="P1" draw:layer="layout" svg:width="0.503cm" svg:height="4.15cm" svg:x="3.107cm" svg:y="15.55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7" draw:text-style-name="P5" draw:layer="layout" svg:width="3.996cm" svg:height="2.222cm" svg:x="0.291cm" svg:y="17.013cm">
          <draw:text-box>
            <text:p><text:span text:style-name="T4">a</text:span><text:span text:style-name="T4">n</text:span><text:span text:style-name="T4">c</text:span><text:span text:style-name="T4">il</text:span><text:span text:style-name="T4">l</text:span><text:span text:style-name="T4">a</text:span><text:span text:style-name="T4"> </text:span></text:p>
            <text:p><text:span text:style-name="T4">q</text:span><text:span text:style-name="T4">u</text:span><text:span text:style-name="T4">b</text:span><text:span text:style-name="T4">it</text:span><text:span text:style-name="T4">s</text:span></text:p>
          </draw:text-box>
        </draw:frame>
        <draw:line draw:style-name="gr1" draw:text-style-name="P1" draw:layer="layout" svg:x1="6.921cm" svg:y1="2.707cm" svg:x2="6.901cm" svg:y2="16.779cm">
          <text:p/>
        </draw:line>
        <draw:custom-shape draw:style-name="gr2" draw:text-style-name="P1" draw:layer="layout" svg:width="1.613cm" svg:height="1.613cm" svg:x="6.08cm" svg:y="15.2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6.772cm" svg:y="2.5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613cm" svg:height="1.613cm" svg:x="8.58cm" svg:y="15.2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9.419cm" svg:y1="5.742cm" svg:x2="9.405cm" svg:y2="16.881cm">
          <text:p/>
        </draw:line>
        <draw:custom-shape draw:style-name="gr3" draw:text-style-name="P2" draw:layer="layout" svg:width="0.325cm" svg:height="0.33cm" svg:x="9.273cm" svg:y="5.6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276cm" svg:height="0.33cm" svg:x="15.573cm" svg:y="2.5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5.721cm" svg:y1="2.707cm" svg:x2="15.716cm" svg:y2="19.738cm">
          <text:p/>
        </draw:line>
        <draw:custom-shape draw:style-name="gr2" draw:text-style-name="P1" draw:layer="layout" svg:width="1.613cm" svg:height="1.613cm" svg:x="14.88cm" svg:y="18.1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8.601cm" svg:y1="8.864cm" svg:x2="18.626cm" svg:y2="19.712cm">
          <text:p/>
        </draw:line>
        <draw:custom-shape draw:style-name="gr3" draw:text-style-name="P2" draw:layer="layout" svg:width="0.276cm" svg:height="0.33cm" svg:x="18.474cm" svg:y="8.7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613cm" svg:height="1.613cm" svg:x="17.78cm" svg:y="18.1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2.088cm" svg:y1="2.566cm" svg:x2="25.694cm" svg:y2="2.567cm">
          <text:p/>
        </draw:line>
        <draw:line draw:style-name="gr1" draw:text-style-name="P1" draw:layer="layout" svg:x1="2.088cm" svg:y1="3.98cm" svg:x2="25.694cm" svg:y2="3.981cm">
          <text:p/>
        </draw:line>
        <draw:line draw:style-name="gr1" draw:text-style-name="P1" draw:layer="layout" svg:x1="2.088cm" svg:y1="5.393cm" svg:x2="25.694cm" svg:y2="5.394cm">
          <text:p/>
        </draw:line>
        <draw:line draw:style-name="gr1" draw:text-style-name="P1" draw:layer="layout" svg:x1="2.088cm" svg:y1="6.807cm" svg:x2="25.694cm" svg:y2="6.808cm">
          <text:p/>
        </draw:line>
        <draw:line draw:style-name="gr1" draw:text-style-name="P1" draw:layer="layout" svg:x1="2.088cm" svg:y1="8.22cm" svg:x2="25.694cm" svg:y2="8.221cm">
          <text:p/>
        </draw:line>
        <draw:line draw:style-name="gr1" draw:text-style-name="P1" draw:layer="layout" svg:x1="2.088cm" svg:y1="9.634cm" svg:x2="25.694cm" svg:y2="9.635cm">
          <text:p/>
        </draw:line>
        <draw:line draw:style-name="gr1" draw:text-style-name="P1" draw:layer="layout" svg:x1="2.088cm" svg:y1="11.047cm" svg:x2="25.694cm" svg:y2="11.048cm">
          <text:p/>
        </draw:line>
        <draw:line draw:style-name="gr1" draw:text-style-name="P1" draw:layer="layout" svg:x1="2.088cm" svg:y1="12.461cm" svg:x2="25.694cm" svg:y2="12.462cm">
          <text:p/>
        </draw:line>
        <draw:line draw:style-name="gr1" draw:text-style-name="P1" draw:layer="layout" svg:x1="2.088cm" svg:y1="13.874cm" svg:x2="25.694cm" svg:y2="13.875cm">
          <text:p/>
        </draw:line>
        <draw:custom-shape draw:style-name="gr9" draw:text-style-name="P7" draw:layer="layout" svg:width="1.006cm" svg:height="1.058cm" svg:x="3.36cm" svg:y="2.011cm">
          <text:p text:style-name="P6">H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.006cm" svg:height="1.058cm" svg:x="3.36cm" svg:y="3.411cm">
          <text:p text:style-name="P6">H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.006cm" svg:height="1.058cm" svg:x="3.36cm" svg:y="4.811cm">
          <text:p text:style-name="P6">H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.006cm" svg:height="1.058cm" svg:x="3.36cm" svg:y="6.211cm">
          <text:p text:style-name="P6">H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.006cm" svg:height="1.058cm" svg:x="3.36cm" svg:y="7.711cm">
          <text:p text:style-name="P6">H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.006cm" svg:height="1.058cm" svg:x="3.36cm" svg:y="9.111cm">
          <text:p text:style-name="P6">H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.006cm" svg:height="1.058cm" svg:x="3.36cm" svg:y="10.511cm">
          <text:p text:style-name="P6">H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.006cm" svg:height="1.058cm" svg:x="3.36cm" svg:y="11.911cm">
          <text:p text:style-name="P6">H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.006cm" svg:height="1.058cm" svg:x="3.36cm" svg:y="13.311cm">
          <text:p text:style-name="P6">H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.006cm" svg:height="1.058cm" svg:x="22.66cm" svg:y="2.011cm">
          <text:p text:style-name="P6">H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.006cm" svg:height="1.058cm" svg:x="22.66cm" svg:y="3.411cm">
          <text:p text:style-name="P6">H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.006cm" svg:height="1.058cm" svg:x="22.66cm" svg:y="4.811cm">
          <text:p text:style-name="P6">H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.006cm" svg:height="1.058cm" svg:x="22.66cm" svg:y="6.211cm">
          <text:p text:style-name="P6">H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.006cm" svg:height="1.058cm" svg:x="22.66cm" svg:y="7.711cm">
          <text:p text:style-name="P6">H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.006cm" svg:height="1.058cm" svg:x="22.66cm" svg:y="9.111cm">
          <text:p text:style-name="P6">H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.006cm" svg:height="1.058cm" svg:x="22.66cm" svg:y="10.511cm">
          <text:p text:style-name="P6">H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.006cm" svg:height="1.058cm" svg:x="22.66cm" svg:y="11.911cm">
          <text:p text:style-name="P6">H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.006cm" svg:height="1.058cm" svg:x="22.66cm" svg:y="13.311cm">
          <text:p text:style-name="P6">H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98cm" svg:height="0.33cm" svg:x="5.873cm" svg:y="2.3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6.974cm" svg:y="3.7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7.975cm" svg:y="5.1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8.876cm" svg:y="6.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9.977cm" svg:y="8.0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0.978cm" svg:y="9.4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2.874cm" svg:y="2.3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3.975cm" svg:y="3.7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4.976cm" svg:y="5.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7.075cm" svg:y="10.8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8.176cm" svg:y="12.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9.177cm" svg:y="13.6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2.088cm" svg:y1="16.475cm" svg:x2="25.694cm" svg:y2="16.476cm">
          <text:p/>
        </draw:line>
        <draw:line draw:style-name="gr1" draw:text-style-name="P1" draw:layer="layout" svg:x1="2.088cm" svg:y1="18.676cm" svg:x2="25.694cm" svg:y2="18.677cm">
          <text:p/>
        </draw:line>
        <draw:frame draw:style-name="gr4" draw:text-style-name="P3" draw:layer="layout" svg:width="2.558cm" svg:height="0.962cm" svg:x="0.349cm" svg:y="15.973cm">
          <draw:text-box>
            <text:p>|<text:span text:style-name="T3">0</text:span><text:span text:style-name="T2">&gt;</text:span></text:p>
          </draw:text-box>
        </draw:frame>
        <draw:frame draw:style-name="gr4" draw:text-style-name="P3" draw:layer="layout" svg:width="2.558cm" svg:height="0.962cm" svg:x="0.349cm" svg:y="18.173cm">
          <draw:text-box>
            <text:p>|<text:span text:style-name="T3">0</text:span><text:span text:style-name="T2">&gt;</text:span></text:p>
          </draw:text-box>
        </draw:frame>
        <draw:line draw:style-name="gr1" draw:text-style-name="P1" draw:layer="layout" svg:x1="6.009cm" svg:y1="2.508cm" svg:x2="6.009cm" svg:y2="16.867cm">
          <text:p/>
        </draw:line>
        <draw:custom-shape draw:style-name="gr10" draw:text-style-name="P1" draw:layer="layout" svg:width="0.762cm" svg:height="0.762cm" svg:x="5.594cm" svg:y="16.1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762cm" svg:height="0.762cm" svg:x="6.695cm" svg:y="16.1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762cm" svg:height="0.762cm" svg:x="7.696cm" svg:y="16.1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762cm" svg:height="0.762cm" svg:x="8.697cm" svg:y="16.1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762cm" svg:height="0.762cm" svg:x="9.698cm" svg:y="16.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762cm" svg:height="0.762cm" svg:x="10.699cm" svg:y="16.1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7.109cm" svg:y1="3.909cm" svg:x2="7.108cm" svg:y2="16.886cm">
          <text:p/>
        </draw:line>
        <draw:line draw:style-name="gr1" draw:text-style-name="P1" draw:layer="layout" svg:x1="8.111cm" svg:y1="5.41cm" svg:x2="8.11cm" svg:y2="16.896cm">
          <text:p/>
        </draw:line>
        <draw:line draw:style-name="gr1" draw:text-style-name="P1" draw:layer="layout" svg:x1="9.098cm" svg:y1="6.711cm" svg:x2="9.097cm" svg:y2="16.886cm">
          <text:p/>
        </draw:line>
        <draw:line draw:style-name="gr1" draw:text-style-name="P1" draw:layer="layout" svg:x1="10.117cm" svg:y1="8.212cm" svg:x2="10.117cm" svg:y2="16.914cm">
          <text:p/>
        </draw:line>
        <draw:line draw:style-name="gr1" draw:text-style-name="P1" draw:layer="layout" svg:x1="11.119cm" svg:y1="9.613cm" svg:x2="11.119cm" svg:y2="16.895cm">
          <text:p/>
        </draw:line>
        <draw:line draw:style-name="gr1" draw:text-style-name="P1" draw:layer="layout" svg:x1="13.11cm" svg:y1="2.509cm" svg:x2="13.094cm" svg:y2="19.094cm">
          <text:p/>
        </draw:line>
        <draw:line draw:style-name="gr1" draw:text-style-name="P1" draw:layer="layout" svg:x1="14.11cm" svg:y1="3.91cm" svg:x2="14.104cm" svg:y2="19.11cm">
          <text:p/>
        </draw:line>
        <draw:line draw:style-name="gr1" draw:text-style-name="P1" draw:layer="layout" svg:x1="15.112cm" svg:y1="5.41cm" svg:x2="15.108cm" svg:y2="19.083cm">
          <text:p/>
        </draw:line>
        <draw:custom-shape draw:style-name="gr10" draw:text-style-name="P1" draw:layer="layout" svg:width="0.762cm" svg:height="0.762cm" svg:x="12.695cm" svg:y="18.3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762cm" svg:height="0.762cm" svg:x="13.696cm" svg:y="18.3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762cm" svg:height="0.762cm" svg:x="14.697cm" svg:y="18.3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7.312cm" svg:y1="11.013cm" svg:x2="17.311cm" svg:y2="19.115cm">
          <text:p/>
        </draw:line>
        <draw:custom-shape draw:style-name="gr10" draw:text-style-name="P1" draw:layer="layout" svg:width="0.762cm" svg:height="0.762cm" svg:x="16.898cm" svg:y="18.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8.313cm" svg:y1="12.414cm" svg:x2="18.305cm" svg:y2="19.099cm">
          <text:p/>
        </draw:line>
        <draw:line draw:style-name="gr1" draw:text-style-name="P1" draw:layer="layout" svg:x1="19.414cm" svg:y1="13.915cm" svg:x2="19.411cm" svg:y2="19.121cm">
          <text:p/>
        </draw:line>
        <draw:custom-shape draw:style-name="gr10" draw:text-style-name="P1" draw:layer="layout" svg:width="0.762cm" svg:height="0.762cm" svg:x="17.899cm" svg:y="18.3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762cm" svg:height="0.762cm" svg:x="19cm" svg:y="18.3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draw:style-name="gr11" draw:text-style-name="P3" draw:layer="layout" svg:width="4.342cm" svg:height="1.673cm" svg:x="1.952cm" svg:y="14.102cm">
          <draw:text-box>
            <text:p>|<text:span text:style-name="T3">0</text:span><text:span text:style-name="T3">0</text:span><text:span text:style-name="T2">&gt;</text:span><text:span text:style-name="T2"> </text:span><text:span text:style-name="T2">+</text:span><text:span text:style-name="T2"> </text:span><text:span text:style-name="T2">|</text:span><text:span text:style-name="T2">1</text:span><text:span text:style-name="T2">1</text:span><text:span text:style-name="T2">|</text:span></text:p>
          </draw:text-box>
        </draw:frame>
        <draw:line draw:style-name="gr1" draw:text-style-name="P1" draw:layer="layout" svg:x1="5.45cm" svg:y1="2.702cm" svg:x2="26.49cm" svg:y2="2.699cm">
          <text:p/>
        </draw:line>
        <draw:line draw:style-name="gr1" draw:text-style-name="P1" draw:layer="layout" svg:x1="5.45cm" svg:y1="5.803cm" svg:x2="26.49cm" svg:y2="5.8cm">
          <text:p/>
        </draw:line>
        <draw:line draw:style-name="gr1" draw:text-style-name="P1" draw:layer="layout" svg:x1="5.45cm" svg:y1="8.904cm" svg:x2="26.49cm" svg:y2="8.901cm">
          <text:p/>
        </draw:line>
        <draw:line draw:style-name="gr1" draw:text-style-name="P1" draw:layer="layout" svg:x1="5.477cm" svg:y1="13.471cm" svg:x2="26.517cm" svg:y2="13.468cm">
          <text:p/>
        </draw:line>
        <draw:line draw:style-name="gr1" draw:text-style-name="P1" draw:layer="layout" svg:x1="5.45cm" svg:y1="19.906cm" svg:x2="26.49cm" svg:y2="19.903cm">
          <text:p/>
        </draw:line>
        <draw:custom-shape draw:style-name="gr6" draw:text-style-name="P1" draw:layer="layout" svg:width="0.503cm" svg:height="6.589cm" svg:x="3.107cm" svg:y="2.61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7" draw:text-style-name="P5" draw:layer="layout" svg:width="3.996cm" svg:height="2.222cm" svg:x="0.317cm" svg:y="5.557cm">
          <draw:text-box>
            <text:p><text:span text:style-name="T4">c</text:span><text:span text:style-name="T4">o</text:span><text:span text:style-name="T4">d</text:span><text:span text:style-name="T4">e</text:span><text:span text:style-name="T4"> </text:span><text:span text:style-name="T4">w</text:span><text:span text:style-name="T4">o</text:span><text:span text:style-name="T4">r</text:span><text:span text:style-name="T4">d</text:span></text:p>
          </draw:text-box>
        </draw:frame>
        <draw:line draw:style-name="gr1" draw:text-style-name="P1" draw:layer="layout" svg:x1="6.921cm" svg:y1="2.707cm" svg:x2="6.901cm" svg:y2="14.331cm">
          <text:p/>
        </draw:line>
        <draw:custom-shape draw:style-name="gr2" draw:text-style-name="P1" draw:layer="layout" svg:width="1.613cm" svg:height="1.613cm" svg:x="6.08cm" svg:y="12.7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6.772cm" svg:y="2.5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613cm" svg:height="1.613cm" svg:x="8.58cm" svg:y="14.6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9.419cm" svg:y1="5.742cm" svg:x2="9.393cm" svg:y2="16.205cm">
          <text:p/>
        </draw:line>
        <draw:custom-shape draw:style-name="gr3" draw:text-style-name="P2" draw:layer="layout" svg:width="0.325cm" svg:height="0.33cm" svg:x="9.273cm" svg:y="5.6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276cm" svg:height="0.33cm" svg:x="15.573cm" svg:y="2.5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5.721cm" svg:y1="2.707cm" svg:x2="15.699cm" svg:y2="18.785cm">
          <text:p/>
        </draw:line>
        <draw:line draw:style-name="gr1" draw:text-style-name="P1" draw:layer="layout" svg:x1="18.601cm" svg:y1="8.864cm" svg:x2="18.631cm" svg:y2="20.747cm">
          <text:p/>
        </draw:line>
        <draw:custom-shape draw:style-name="gr3" draw:text-style-name="P2" draw:layer="layout" svg:width="0.276cm" svg:height="0.33cm" svg:x="18.474cm" svg:y="8.7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613cm" svg:height="1.613cm" svg:x="17.78cm" svg:y="19.1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5.477cm" svg:y1="15.472cm" svg:x2="26.517cm" svg:y2="15.469cm">
          <text:p/>
        </draw:line>
        <draw:frame draw:style-name="gr11" draw:text-style-name="P3" draw:layer="layout" svg:width="4.342cm" svg:height="1.673cm" svg:x="1.952cm" svg:y="18.703cm">
          <draw:text-box>
            <text:p>|<text:span text:style-name="T3">0</text:span><text:span text:style-name="T3">0</text:span><text:span text:style-name="T2">&gt;</text:span><text:span text:style-name="T2"> </text:span><text:span text:style-name="T2">+</text:span><text:span text:style-name="T2"> </text:span><text:span text:style-name="T2">|</text:span><text:span text:style-name="T2">1</text:span><text:span text:style-name="T2">1</text:span><text:span text:style-name="T2">|</text:span></text:p>
          </draw:text-box>
        </draw:frame>
        <draw:custom-shape draw:style-name="gr2" draw:text-style-name="P1" draw:layer="layout" svg:width="1.613cm" svg:height="1.613cm" svg:x="14.87cm" svg:y="17.1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5.45cm" svg:y1="18.007cm" svg:x2="26.49cm" svg:y2="18.004cm">
          <text:p/>
        </draw:lin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5.45cm" svg:y1="2.702cm" svg:x2="26.49cm" svg:y2="2.699cm">
          <text:p/>
        </draw:line>
        <draw:line draw:style-name="gr1" draw:text-style-name="P1" draw:layer="layout" svg:x1="5.45cm" svg:y1="5.803cm" svg:x2="26.49cm" svg:y2="5.8cm">
          <text:p/>
        </draw:line>
        <draw:line draw:style-name="gr1" draw:text-style-name="P1" draw:layer="layout" svg:x1="5.45cm" svg:y1="8.904cm" svg:x2="26.49cm" svg:y2="8.901cm">
          <text:p/>
        </draw:line>
        <draw:custom-shape draw:style-name="gr6" draw:text-style-name="P1" draw:layer="layout" svg:width="0.503cm" svg:height="6.589cm" svg:x="3.107cm" svg:y="2.61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7" draw:text-style-name="P5" draw:layer="layout" svg:width="3.996cm" svg:height="2.222cm" svg:x="0.317cm" svg:y="5.557cm">
          <draw:text-box>
            <text:p><text:span text:style-name="T4">c</text:span><text:span text:style-name="T4">o</text:span><text:span text:style-name="T4">n</text:span><text:span text:style-name="T4">t</text:span><text:span text:style-name="T4">r</text:span><text:span text:style-name="T4">o</text:span><text:span text:style-name="T4">l</text:span></text:p>
            <text:p><text:span text:style-name="T4">c</text:span><text:span text:style-name="T4">o</text:span><text:span text:style-name="T4">d</text:span><text:span text:style-name="T4">e</text:span><text:span text:style-name="T4"> </text:span><text:span text:style-name="T4">w</text:span><text:span text:style-name="T4">o</text:span><text:span text:style-name="T4">r</text:span><text:span text:style-name="T4">d</text:span></text:p>
          </draw:text-box>
        </draw:frame>
        <draw:line draw:style-name="gr1" draw:text-style-name="P1" draw:layer="layout" svg:x1="10.721cm" svg:y1="2.707cm" svg:x2="10.701cm" svg:y2="14.331cm">
          <text:p/>
        </draw:line>
        <draw:custom-shape draw:style-name="gr2" draw:text-style-name="P1" draw:layer="layout" svg:width="1.613cm" svg:height="1.613cm" svg:x="9.88cm" svg:y="12.7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0.572cm" svg:y="2.5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613cm" svg:height="1.613cm" svg:x="13.78cm" svg:y="15.8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4.589cm" svg:y1="2.792cm" svg:x2="14.603cm" svg:y2="17.396cm">
          <text:p/>
        </draw:line>
        <draw:custom-shape draw:style-name="gr3" draw:text-style-name="P2" draw:layer="layout" svg:width="0.325cm" svg:height="0.33cm" svg:x="14.473cm" svg:y="2.5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276cm" svg:height="0.33cm" svg:x="19.373cm" svg:y="2.5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9.521cm" svg:y1="2.707cm" svg:x2="19.498cm" svg:y2="20.505cm">
          <text:p/>
        </draw:line>
        <draw:custom-shape draw:style-name="gr2" draw:text-style-name="P1" draw:layer="layout" svg:width="1.613cm" svg:height="1.613cm" svg:x="18.67cm" svg:y="18.8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03cm" svg:height="6.589cm" svg:x="3.107cm" svg:y="13.01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7" draw:text-style-name="P5" draw:layer="layout" svg:width="3.996cm" svg:height="2.222cm" svg:x="0.317cm" svg:y="15.957cm">
          <draw:text-box>
            <text:p><text:span text:style-name="T4">t</text:span><text:span text:style-name="T4">a</text:span><text:span text:style-name="T4">r</text:span><text:span text:style-name="T4">g</text:span><text:span text:style-name="T4">e</text:span><text:span text:style-name="T4">t</text:span></text:p>
            <text:p><text:span text:style-name="T4">c</text:span><text:span text:style-name="T4">o</text:span><text:span text:style-name="T4">d</text:span><text:span text:style-name="T4">e</text:span><text:span text:style-name="T4"> </text:span><text:span text:style-name="T4">w</text:span><text:span text:style-name="T4">o</text:span><text:span text:style-name="T4">r</text:span><text:span text:style-name="T4">d</text:span></text:p>
          </draw:text-box>
        </draw:frame>
        <draw:line draw:style-name="gr1" draw:text-style-name="P1" draw:layer="layout" svg:x1="5.45cm" svg:y1="13.503cm" svg:x2="26.49cm" svg:y2="13.5cm">
          <text:p/>
        </draw:line>
        <draw:line draw:style-name="gr1" draw:text-style-name="P1" draw:layer="layout" svg:x1="5.45cm" svg:y1="16.604cm" svg:x2="26.49cm" svg:y2="16.601cm">
          <text:p/>
        </draw:line>
        <draw:line draw:style-name="gr1" draw:text-style-name="P1" draw:layer="layout" svg:x1="5.45cm" svg:y1="19.705cm" svg:x2="26.49cm" svg:y2="19.702cm">
          <text:p/>
        </draw:lin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5.45cm" svg:y1="2.702cm" svg:x2="26.49cm" svg:y2="2.699cm">
          <text:p/>
        </draw:line>
        <draw:line draw:style-name="gr1" draw:text-style-name="P1" draw:layer="layout" svg:x1="5.45cm" svg:y1="5.803cm" svg:x2="26.49cm" svg:y2="5.8cm">
          <text:p/>
        </draw:line>
        <draw:line draw:style-name="gr1" draw:text-style-name="P1" draw:layer="layout" svg:x1="5.45cm" svg:y1="8.904cm" svg:x2="26.49cm" svg:y2="8.901cm">
          <text:p/>
        </draw:line>
        <draw:custom-shape draw:style-name="gr6" draw:text-style-name="P1" draw:layer="layout" svg:width="0.503cm" svg:height="6.589cm" svg:x="3.107cm" svg:y="2.61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7" draw:text-style-name="P5" draw:layer="layout" svg:width="3.996cm" svg:height="2.222cm" svg:x="0.317cm" svg:y="5.557cm">
          <draw:text-box>
            <text:p><text:span text:style-name="T4">c</text:span><text:span text:style-name="T4">o</text:span><text:span text:style-name="T4">n</text:span><text:span text:style-name="T4">t</text:span><text:span text:style-name="T4">r</text:span><text:span text:style-name="T4">o</text:span><text:span text:style-name="T4">l</text:span></text:p>
            <text:p><text:span text:style-name="T4">c</text:span><text:span text:style-name="T4">o</text:span><text:span text:style-name="T4">d</text:span><text:span text:style-name="T4">e</text:span><text:span text:style-name="T4"> </text:span><text:span text:style-name="T4">w</text:span><text:span text:style-name="T4">o</text:span><text:span text:style-name="T4">r</text:span><text:span text:style-name="T4">d</text:span></text:p>
          </draw:text-box>
        </draw:frame>
        <draw:line draw:style-name="gr1" draw:text-style-name="P1" draw:layer="layout" svg:x1="10.721cm" svg:y1="2.707cm" svg:x2="10.701cm" svg:y2="14.331cm">
          <text:p/>
        </draw:line>
        <draw:custom-shape draw:style-name="gr2" draw:text-style-name="P1" draw:layer="layout" svg:width="1.613cm" svg:height="1.613cm" svg:x="9.88cm" svg:y="12.7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0.572cm" svg:y="2.5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613cm" svg:height="1.613cm" svg:x="13.78cm" svg:y="15.8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4.606cm" svg:y1="5.802cm" svg:x2="14.606cm" svg:y2="17.396cm">
          <text:p/>
        </draw:line>
        <draw:custom-shape draw:style-name="gr3" draw:text-style-name="P2" draw:layer="layout" svg:width="0.325cm" svg:height="0.33cm" svg:x="14.473cm" svg:y="5.5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276cm" svg:height="0.33cm" svg:x="19.373cm" svg:y="8.6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9.501cm" svg:y1="8.901cm" svg:x2="19.501cm" svg:y2="20.505cm">
          <text:p/>
        </draw:line>
        <draw:custom-shape draw:style-name="gr2" draw:text-style-name="P1" draw:layer="layout" svg:width="1.613cm" svg:height="1.613cm" svg:x="18.67cm" svg:y="18.8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03cm" svg:height="6.589cm" svg:x="3.107cm" svg:y="13.01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7" draw:text-style-name="P5" draw:layer="layout" svg:width="3.996cm" svg:height="2.222cm" svg:x="0.317cm" svg:y="15.957cm">
          <draw:text-box>
            <text:p><text:span text:style-name="T4">t</text:span><text:span text:style-name="T4">a</text:span><text:span text:style-name="T4">r</text:span><text:span text:style-name="T4">g</text:span><text:span text:style-name="T4">e</text:span><text:span text:style-name="T4">t</text:span></text:p>
            <text:p><text:span text:style-name="T4">c</text:span><text:span text:style-name="T4">o</text:span><text:span text:style-name="T4">d</text:span><text:span text:style-name="T4">e</text:span><text:span text:style-name="T4"> </text:span><text:span text:style-name="T4">w</text:span><text:span text:style-name="T4">o</text:span><text:span text:style-name="T4">r</text:span><text:span text:style-name="T4">d</text:span></text:p>
          </draw:text-box>
        </draw:frame>
        <draw:line draw:style-name="gr1" draw:text-style-name="P1" draw:layer="layout" svg:x1="5.45cm" svg:y1="13.503cm" svg:x2="26.49cm" svg:y2="13.5cm">
          <text:p/>
        </draw:line>
        <draw:line draw:style-name="gr1" draw:text-style-name="P1" draw:layer="layout" svg:x1="5.45cm" svg:y1="16.604cm" svg:x2="26.49cm" svg:y2="16.601cm">
          <text:p/>
        </draw:line>
        <draw:line draw:style-name="gr1" draw:text-style-name="P1" draw:layer="layout" svg:x1="5.45cm" svg:y1="19.705cm" svg:x2="26.49cm" svg:y2="19.702cm">
          <text:p/>
        </draw:lin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custom-shape draw:style-name="gr12" draw:text-style-name="P1" draw:layer="layout" svg:width="2.087cm" svg:height="2.734cm" svg:x="2.511cm" svg:y="2.233cm">
          <text:p/>
          <draw:enhanced-geometry svg:viewBox="0 0 21600 21600" draw:mirror-horizontal="true" draw:mirror-vertical="false" draw:glue-points="10800 0 0 10800 10800 21600 21600 10800" draw:text-areas="0 3100 18500 18500" draw:type="flowchart-delay" draw:enhanced-path="M 10800 0 X 21600 10800 10800 21600 L 0 21600 0 0 Z N"/>
        </draw:custom-shape>
        <draw:custom-shape draw:style-name="gr12" draw:text-style-name="P1" draw:layer="layout" svg:width="2.087cm" svg:height="2.734cm" svg:x="2.452cm" svg:y="6.614cm">
          <text:p/>
          <draw:enhanced-geometry svg:viewBox="0 0 21600 21600" draw:mirror-horizontal="true" draw:glue-points="10800 0 0 10800 10800 21600 21600 10800" draw:text-areas="0 3100 18500 18500" draw:type="flowchart-delay" draw:enhanced-path="M 10800 0 X 21600 10800 10800 21600 L 0 21600 0 0 Z N"/>
        </draw:custom-shape>
        <draw:line draw:style-name="gr1" draw:text-style-name="P1" draw:layer="layout" svg:x1="4.645cm" svg:y1="3.586cm" svg:x2="11.231cm" svg:y2="3.586cm">
          <text:p/>
        </draw:line>
        <draw:line draw:style-name="gr1" draw:text-style-name="P1" draw:layer="layout" svg:x1="4.645cm" svg:y1="7.986cm" svg:x2="11.231cm" svg:y2="7.986cm">
          <text:p/>
        </draw:line>
        <draw:custom-shape draw:style-name="gr13" draw:text-style-name="P1" draw:layer="layout" svg:width="4.086cm" svg:height="7.173cm" svg:x="11.231cm" svg:y="2.117cm">
          <text:p text:style-name="P8"><text:span text:style-name="T5">U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5.345cm" svg:y1="3.586cm" svg:x2="21.931cm" svg:y2="3.586cm">
          <text:p/>
        </draw:line>
        <draw:line draw:style-name="gr1" draw:text-style-name="P1" draw:layer="layout" svg:x1="15.345cm" svg:y1="7.986cm" svg:x2="21.931cm" svg:y2="7.986cm">
          <text:p/>
        </draw:line>
        <draw:custom-shape draw:style-name="gr12" draw:text-style-name="P1" draw:layer="layout" svg:width="2.087cm" svg:height="2.734cm" svg:x="21.927cm" svg:y="2.234cm">
          <text:p/>
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</draw:custom-shape>
        <draw:custom-shape draw:style-name="gr14" draw:text-style-name="P1" draw:layer="layout" svg:width="2.087cm" svg:height="2.734cm" svg:x="21.927cm" svg:y="6.635cm">
          <text:p/>
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</draw:custom-shape>
        <draw:custom-shape draw:style-name="gr12" draw:text-style-name="P1" draw:layer="layout" svg:width="2.087cm" svg:height="2.734cm" svg:x="2.511cm" svg:y="11.934cm">
          <text:p/>
          <draw:enhanced-geometry svg:viewBox="0 0 21600 21600" draw:mirror-horizontal="true" draw:mirror-vertical="false" draw:glue-points="10800 0 0 10800 10800 21600 21600 10800" draw:text-areas="0 3100 18500 18500" draw:type="flowchart-delay" draw:enhanced-path="M 10800 0 X 21600 10800 10800 21600 L 0 21600 0 0 Z N"/>
        </draw:custom-shape>
        <draw:custom-shape draw:style-name="gr12" draw:text-style-name="P1" draw:layer="layout" svg:width="2.087cm" svg:height="2.734cm" svg:x="2.452cm" svg:y="16.315cm">
          <text:p/>
          <draw:enhanced-geometry svg:viewBox="0 0 21600 21600" draw:mirror-horizontal="true" draw:glue-points="10800 0 0 10800 10800 21600 21600 10800" draw:text-areas="0 3100 18500 18500" draw:type="flowchart-delay" draw:enhanced-path="M 10800 0 X 21600 10800 10800 21600 L 0 21600 0 0 Z N"/>
        </draw:custom-shape>
        <draw:custom-shape draw:style-name="gr15" draw:text-style-name="P9" draw:layer="layout" svg:width="4.086cm" svg:height="7.295cm" svg:x="11.231cm" svg:y="11.995cm">
          <text:p text:style-name="P8"><text:span text:style-name="T5">Logical</text:span></text:p>
          <text:p text:style-name="P8"><text:span text:style-name="T5">U</text:span>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2.087cm" svg:height="2.734cm" svg:x="21.927cm" svg:y="12.035cm">
          <text:p/>
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</draw:custom-shape>
        <draw:custom-shape draw:style-name="gr14" draw:text-style-name="P1" draw:layer="layout" svg:width="2.087cm" svg:height="2.734cm" svg:x="21.927cm" svg:y="16.436cm">
          <text:p/>
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</draw:custom-shape>
        <draw:line draw:style-name="gr1" draw:text-style-name="P1" draw:layer="layout" svg:x1="4.645cm" svg:y1="12.586cm" svg:x2="11.231cm" svg:y2="12.586cm">
          <text:p/>
        </draw:line>
        <draw:line draw:style-name="gr1" draw:text-style-name="P1" draw:layer="layout" svg:x1="4.645cm" svg:y1="13.186cm" svg:x2="11.231cm" svg:y2="13.186cm">
          <text:p/>
        </draw:line>
        <draw:line draw:style-name="gr1" draw:text-style-name="P1" draw:layer="layout" svg:x1="4.645cm" svg:y1="13.786cm" svg:x2="11.231cm" svg:y2="13.786cm">
          <text:p/>
        </draw:line>
        <draw:line draw:style-name="gr1" draw:text-style-name="P1" draw:layer="layout" svg:x1="4.645cm" svg:y1="17.086cm" svg:x2="11.231cm" svg:y2="17.086cm">
          <text:p/>
        </draw:line>
        <draw:line draw:style-name="gr1" draw:text-style-name="P1" draw:layer="layout" svg:x1="4.645cm" svg:y1="17.686cm" svg:x2="11.231cm" svg:y2="17.686cm">
          <text:p/>
        </draw:line>
        <draw:line draw:style-name="gr1" draw:text-style-name="P1" draw:layer="layout" svg:x1="4.645cm" svg:y1="18.286cm" svg:x2="11.231cm" svg:y2="18.286cm">
          <text:p/>
        </draw:line>
        <draw:line draw:style-name="gr1" draw:text-style-name="P1" draw:layer="layout" svg:x1="15.345cm" svg:y1="17.086cm" svg:x2="21.931cm" svg:y2="17.086cm">
          <text:p/>
        </draw:line>
        <draw:line draw:style-name="gr1" draw:text-style-name="P1" draw:layer="layout" svg:x1="15.345cm" svg:y1="17.686cm" svg:x2="21.931cm" svg:y2="17.686cm">
          <text:p/>
        </draw:line>
        <draw:line draw:style-name="gr1" draw:text-style-name="P1" draw:layer="layout" svg:x1="15.345cm" svg:y1="18.286cm" svg:x2="21.931cm" svg:y2="18.286cm">
          <text:p/>
        </draw:line>
        <draw:line draw:style-name="gr1" draw:text-style-name="P1" draw:layer="layout" svg:x1="15.345cm" svg:y1="12.586cm" svg:x2="21.931cm" svg:y2="12.586cm">
          <text:p/>
        </draw:line>
        <draw:line draw:style-name="gr1" draw:text-style-name="P1" draw:layer="layout" svg:x1="15.345cm" svg:y1="13.186cm" svg:x2="21.931cm" svg:y2="13.186cm">
          <text:p/>
        </draw:line>
        <draw:line draw:style-name="gr1" draw:text-style-name="P1" draw:layer="layout" svg:x1="15.345cm" svg:y1="13.786cm" svg:x2="21.931cm" svg:y2="13.786cm">
          <text:p/>
        </draw:line>
        <draw:custom-shape draw:style-name="gr16" draw:text-style-name="P10" draw:layer="layout" svg:width="2.969cm" svg:height="2.705cm" svg:x="6.44cm" svg:y="11.965cm">
          <text:p text:style-name="P8"><text:span text:style-name="T5">EC</text:span></text:p>
          <draw:enhanced-geometry svg:viewBox="0 0 21600 21600" draw:type="rectangle" draw:enhanced-path="M 0 0 L 21600 0 21600 21600 0 21600 0 0 Z N"/>
        </draw:custom-shape>
        <draw:custom-shape draw:style-name="gr17" draw:text-style-name="P10" draw:layer="layout" svg:width="2.969cm" svg:height="2.705cm" svg:x="6.44cm" svg:y="16.365cm">
          <text:p text:style-name="P8"><text:span text:style-name="T5">EC</text:span></text:p>
          <draw:enhanced-geometry svg:viewBox="0 0 21600 21600" draw:type="rectangle" draw:enhanced-path="M 0 0 L 21600 0 21600 21600 0 21600 0 0 Z N"/>
        </draw:custom-shape>
        <draw:custom-shape draw:style-name="gr18" draw:text-style-name="P10" draw:layer="layout" svg:width="2.969cm" svg:height="2.705cm" svg:x="17.04cm" svg:y="16.365cm">
          <text:p text:style-name="P8"><text:span text:style-name="T5">EC</text:span></text:p>
          <draw:enhanced-geometry svg:viewBox="0 0 21600 21600" draw:type="rectangle" draw:enhanced-path="M 0 0 L 21600 0 21600 21600 0 21600 0 0 Z N"/>
        </draw:custom-shape>
        <draw:custom-shape draw:style-name="gr19" draw:text-style-name="P10" draw:layer="layout" svg:width="2.969cm" svg:height="2.705cm" svg:x="17.04cm" svg:y="11.965cm">
          <text:p text:style-name="P8"><text:span text:style-name="T5">EC</text:span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5.35cm" svg:height="0.962cm" svg:x="2.559cm" svg:y="0.529cm">
          <draw:text-box>
            <text:p>Prepare</text:p>
          </draw:text-box>
        </draw:frame>
        <draw:frame draw:style-name="gr4" draw:text-style-name="P3" draw:layer="layout" svg:width="5.35cm" svg:height="0.962cm" svg:x="11.702cm" svg:y="0.529cm">
          <draw:text-box>
            <text:p>Apply U</text:p>
          </draw:text-box>
        </draw:frame>
        <draw:frame draw:style-name="gr4" draw:text-style-name="P3" draw:layer="layout" svg:width="5.35cm" svg:height="0.962cm" svg:x="21.579cm" svg:y="0.541cm">
          <draw:text-box>
            <text:p>Measure</text:p>
          </draw:text-box>
        </draw:frame>
        <draw:line draw:style-name="gr20" draw:text-style-name="P1" draw:layer="layout" svg:x1="0cm" svg:y1="10.474cm" svg:x2="28cm" svg:y2="10.475cm">
          <text:p/>
        </draw:line>
        <draw:frame draw:style-name="gr21" draw:text-style-name="P11" draw:layer="layout" svg:width="6.056cm" svg:height="1.411cm" draw:transform="rotate (1.5707963267949) translate (0.457cm 18.396cm)">
          <draw:text-box>
            <text:p text:style-name="P6">Simulation</text:p>
          </draw:text-box>
        </draw:frame>
        <draw:frame draw:style-name="gr21" draw:text-style-name="P11" draw:layer="layout" svg:width="6.056cm" svg:height="1.411cm" draw:transform="rotate (1.5707963267949) translate (0.458cm 8.696cm)">
          <draw:text-box>
            <text:p text:style-name="P6">Original circuit</text:p>
          </draw:text-box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line draw:style-name="gr20" draw:text-style-name="P1" draw:layer="layout" svg:x1="2.205cm" svg:y1="1.784cm" svg:x2="25.9cm" svg:y2="1.783cm">
          <text:p/>
        </draw:line>
        <draw:line draw:style-name="gr20" draw:text-style-name="P1" draw:layer="layout" svg:x1="2.206cm" svg:y1="5.384cm" svg:x2="25.901cm" svg:y2="5.383cm">
          <text:p/>
        </draw:line>
        <draw:line draw:style-name="gr20" draw:text-style-name="P1" draw:layer="layout" svg:x1="2.207cm" svg:y1="8.984cm" svg:x2="25.902cm" svg:y2="8.983cm">
          <text:p/>
        </draw:line>
        <draw:line draw:style-name="gr20" draw:text-style-name="P1" draw:layer="layout" svg:x1="2.208cm" svg:y1="12.584cm" svg:x2="25.903cm" svg:y2="12.583cm">
          <text:p/>
        </draw:line>
        <draw:line draw:style-name="gr20" draw:text-style-name="P1" draw:layer="layout" svg:x1="2.209cm" svg:y1="16.184cm" svg:x2="25.904cm" svg:y2="16.183cm">
          <text:p/>
        </draw:line>
        <draw:line draw:style-name="gr20" draw:text-style-name="P1" draw:layer="layout" svg:x1="2.21cm" svg:y1="19.784cm" svg:x2="25.905cm" svg:y2="19.783cm">
          <text:p/>
        </draw:line>
        <draw:line draw:style-name="gr20" draw:text-style-name="P1" draw:layer="layout" svg:x1="3.433cm" svg:y1="0.794cm" svg:x2="3.433cm" svg:y2="20.608cm">
          <text:p/>
        </draw:line>
        <draw:line draw:style-name="gr20" draw:text-style-name="P1" draw:layer="layout" svg:x1="7.613cm" svg:y1="0.794cm" svg:x2="7.613cm" svg:y2="20.608cm">
          <text:p/>
        </draw:line>
        <draw:line draw:style-name="gr20" draw:text-style-name="P1" draw:layer="layout" svg:x1="11.793cm" svg:y1="0.794cm" svg:x2="11.793cm" svg:y2="20.608cm">
          <text:p/>
        </draw:line>
        <draw:line draw:style-name="gr20" draw:text-style-name="P1" draw:layer="layout" svg:x1="15.973cm" svg:y1="0.794cm" svg:x2="15.973cm" svg:y2="20.608cm">
          <text:p/>
        </draw:line>
        <draw:line draw:style-name="gr20" draw:text-style-name="P1" draw:layer="layout" svg:x1="20.153cm" svg:y1="0.794cm" svg:x2="20.153cm" svg:y2="20.608cm">
          <text:p/>
        </draw:line>
        <draw:line draw:style-name="gr20" draw:text-style-name="P1" draw:layer="layout" svg:x1="24.333cm" svg:y1="0.794cm" svg:x2="24.333cm" svg:y2="20.608cm">
          <text:p/>
        </draw:line>
        <draw:custom-shape draw:style-name="gr3" draw:text-style-name="P2" draw:layer="layout" svg:width="0.398cm" svg:height="0.33cm" svg:x="9.473cm" svg:y="5.1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2" draw:layer="layout" svg:width="0.398cm" svg:height="0.33cm" svg:x="13.774cm" svg:y="5.1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3" draw:layer="layout" svg:width="0.398cm" svg:height="0.33cm" svg:x="17.975cm" svg:y="5.1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3" draw:layer="layout" svg:width="0.398cm" svg:height="0.33cm" svg:x="22.176cm" svg:y="5.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5.277cm" svg:y="5.1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9.474cm" svg:y="1.5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3.775cm" svg:y="1.5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7.976cm" svg:y="1.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22.177cm" svg:y="1.5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5.278cm" svg:y="1.5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9.475cm" svg:y="8.7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2" draw:layer="layout" svg:width="0.398cm" svg:height="0.33cm" svg:x="13.776cm" svg:y="8.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7.977cm" svg:y="8.7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22.178cm" svg:y="8.7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5.279cm" svg:y="8.7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9.476cm" svg:y="12.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3.777cm" svg:y="12.4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7.978cm" svg:y="12.4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22.179cm" svg:y="12.4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5.28cm" svg:y="12.4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9.477cm" svg:y="15.9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3.778cm" svg:y="15.9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7.979cm" svg:y="15.9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22.18cm" svg:y="15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5.281cm" svg:y="15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9.478cm" svg:y="19.5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3.779cm" svg:y="19.5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7.98cm" svg:y="19.5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22.181cm" svg:y="19.5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5.282cm" svg:y="19.5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3.279cm" svg:y="3.3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3.279cm" svg:y="6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3.279cm" svg:y="10.5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3.279cm" svg:y="14.2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3.279cm" svg:y="17.8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7.38cm" svg:y="3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7.38cm" svg:y="6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7.38cm" svg:y="10.5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7.38cm" svg:y="14.2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7.38cm" svg:y="17.8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1.581cm" svg:y="3.3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2" draw:layer="layout" svg:width="0.398cm" svg:height="0.33cm" svg:x="11.581cm" svg:y="6.9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1.581cm" svg:y="10.5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1.581cm" svg:y="14.2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1.581cm" svg:y="17.8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5.782cm" svg:y="3.3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2" draw:layer="layout" svg:width="0.398cm" svg:height="0.33cm" svg:x="15.782cm" svg:y="6.9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5.782cm" svg:y="10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5.782cm" svg:y="14.2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5.782cm" svg:y="17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3" draw:layer="layout" svg:width="0.398cm" svg:height="0.33cm" svg:x="19.983cm" svg:y="3.3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3" draw:layer="layout" svg:width="0.398cm" svg:height="0.33cm" svg:x="19.983cm" svg:y="6.9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9.983cm" svg:y="10.5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9.983cm" svg:y="14.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9.983cm" svg:y="17.8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24.184cm" svg:y="3.3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24.184cm" svg:y="6.9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24.184cm" svg:y="10.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24.184cm" svg:y="14.2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24.184cm" svg:y="17.8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3" draw:layer="layout" svg:width="2.969cm" svg:height="1.673cm" svg:x="25.031cm" svg:y="16.228cm">
          <draw:text-box>
            <text:p>Qubit</text:p>
          </draw:text-box>
        </draw:frame>
        <draw:line draw:style-name="gr24" draw:text-style-name="P1" draw:layer="layout" svg:x1="25.341cm" svg:y1="17.227cm" svg:x2="24.606cm" svg:y2="17.815cm">
          <text:p/>
        </draw:line>
        <draw:line draw:style-name="gr24" draw:text-style-name="P1" draw:layer="layout" svg:x1="25.576cm" svg:y1="16.316cm" svg:x2="24.724cm" svg:y2="14.905cm">
          <text:p/>
        </draw:line>
        <draw:frame draw:style-name="gr4" draw:text-style-name="P3" draw:layer="layout" svg:width="2.851cm" svg:height="0.962cm" svg:x="17.139cm" svg:y="13.229cm">
          <draw:text-box>
            <text:p>Vertex</text:p>
          </draw:text-box>
        </draw:frame>
        <draw:line draw:style-name="gr24" draw:text-style-name="P1" draw:layer="layout" svg:x1="18.697cm" svg:y1="14.199cm" svg:x2="19.873cm" svg:y2="15.846cm">
          <text:p/>
        </draw:line>
        <draw:frame draw:style-name="gr4" draw:text-style-name="P3" draw:layer="layout" svg:width="2.381cm" svg:height="0.962cm" svg:x="21.343cm" svg:y="13.141cm">
          <draw:text-box>
            <text:p>Edge</text:p>
          </draw:text-box>
        </draw:frame>
        <draw:line draw:style-name="gr24" draw:text-style-name="P1" draw:layer="layout" svg:x1="23.107cm" svg:y1="14.052cm" svg:x2="24.253cm" svg:y2="15.17cm">
          <text:p/>
        </draw:line>
        <draw:frame draw:style-name="gr4" draw:text-style-name="P3" draw:layer="layout" svg:width="2.529cm" svg:height="0.962cm" svg:x="21.343cm" svg:y="10.26cm">
          <draw:text-box>
            <text:p>Face</text:p>
          </draw:text-box>
        </draw:frame>
        <draw:frame draw:style-name="gr4" draw:text-style-name="P14" draw:layer="layout" svg:width="1.44cm" svg:height="0.962cm" svg:x="13.318cm" svg:y="6.762cm">
          <draw:text-box>
            <text:p><text:span text:style-name="T6">f</text:span></text:p>
          </draw:text-box>
        </draw:frame>
        <draw:line draw:style-name="gr25" draw:text-style-name="P1" draw:layer="layout" svg:x1="11.789cm" svg:y1="5.365cm" svg:x2="15.963cm" svg:y2="5.365cm">
          <text:p/>
        </draw:line>
        <draw:line draw:style-name="gr25" draw:text-style-name="P1" draw:layer="layout" svg:x1="11.789cm" svg:y1="8.966cm" svg:x2="15.963cm" svg:y2="8.966cm">
          <text:p/>
        </draw:line>
        <draw:line draw:style-name="gr25" draw:text-style-name="P1" draw:layer="layout" svg:x1="11.83cm" svg:y1="5.379cm" svg:x2="11.858cm" svg:y2="8.996cm">
          <text:p/>
        </draw:line>
        <draw:line draw:style-name="gr25" draw:text-style-name="P1" draw:layer="layout" svg:x1="15.93cm" svg:y1="5.38cm" svg:x2="15.958cm" svg:y2="8.997cm">
          <text:p/>
        </draw:line>
        <draw:line draw:style-name="gr26" draw:text-style-name="P1" draw:layer="layout" svg:x1="20.123cm" svg:y1="1.758cm" svg:x2="20.123cm" svg:y2="5.209cm">
          <text:p/>
        </draw:line>
        <draw:line draw:style-name="gr26" draw:text-style-name="P1" draw:layer="layout" svg:x1="20.138cm" svg:y1="5.523cm" svg:x2="20.147cm" svg:y2="8.958cm">
          <text:p/>
        </draw:line>
        <draw:line draw:style-name="gr26" draw:text-style-name="P1" draw:layer="layout" svg:x1="16.36cm" svg:y1="5.326cm" svg:x2="19.947cm" svg:y2="5.326cm">
          <text:p/>
        </draw:line>
        <draw:line draw:style-name="gr26" draw:text-style-name="P1" draw:layer="layout" svg:x1="20.361cm" svg:y1="5.326cm" svg:x2="23.948cm" svg:y2="5.326cm">
          <text:p/>
        </draw:line>
        <draw:frame draw:style-name="gr4" draw:text-style-name="P15" draw:layer="layout" svg:width="1.205cm" svg:height="0.962cm" svg:x="20.579cm" svg:y="4.38cm">
          <draw:text-box>
            <text:p><text:span text:style-name="T7">v</text:span></text:p>
          </draw:text-box>
        </draw:frame>
        <draw:line draw:style-name="gr1" draw:text-style-name="P1" draw:layer="layout" svg:x1="5.446cm" svg:y1="7.1cm" svg:x2="5.438cm" svg:y2="10.936cm">
          <text:p/>
        </draw:line>
        <draw:line draw:style-name="gr1" draw:text-style-name="P1" draw:layer="layout" svg:x1="5.438cm" svg:y1="7.103cm" svg:x2="9.76cm" svg:y2="7.103cm">
          <text:p/>
        </draw:line>
        <draw:line draw:style-name="gr1" draw:text-style-name="P1" draw:layer="layout" svg:x1="9.746cm" svg:y1="7.1cm" svg:x2="9.738cm" svg:y2="10.936cm">
          <text:p/>
        </draw:line>
        <draw:line draw:style-name="gr1" draw:text-style-name="P1" draw:layer="layout" svg:x1="5.438cm" svg:y1="10.803cm" svg:x2="9.76cm" svg:y2="10.803cm">
          <text:p/>
        </draw:line>
        <draw:frame draw:style-name="gr27" draw:text-style-name="P3" draw:layer="layout" svg:width="0.617cm" svg:height="1.094cm" svg:x="7.66cm" svg:y="7.982cm">
          <draw:text-box>
            <text:p>v</text:p>
          </draw:text-box>
        </draw:frame>
        <draw:frame draw:style-name="gr11" draw:text-style-name="P3" draw:layer="layout" svg:width="1.125cm" svg:height="1.673cm" svg:x="5.953cm" svg:y="7.582cm">
          <draw:text-box>
            <text:p>v*</text:p>
          </draw:text-box>
        </draw:frame>
        <draw:frame draw:style-name="gr4" draw:text-style-name="P3" draw:layer="layout" svg:width="0.794cm" svg:height="0.962cm" svg:x="10.255cm" svg:y="9.996cm">
          <draw:text-box>
            <text:p>e</text:p>
          </draw:text-box>
        </draw:frame>
        <draw:frame draw:style-name="gr4" draw:text-style-name="P3" draw:layer="layout" svg:width="1.943cm" svg:height="0.962cm" svg:x="10.077cm" svg:y="5.622cm">
          <draw:text-box>
            <text:p>e*</text:p>
          </draw:text-box>
        </draw:frame>
        <draw:line draw:style-name="gr24" draw:text-style-name="P1" draw:layer="layout" svg:x1="10.558cm" svg:y1="10.029cm" svg:x2="10.286cm" svg:y2="9.035cm">
          <text:p/>
        </draw:line>
        <draw:line draw:style-name="gr24" draw:text-style-name="P1" draw:layer="layout" svg:x1="10.357cm" svg:y1="6.501cm" svg:x2="9.827cm" svg:y2="7.156cm">
          <text:p/>
        </draw:line>
        <draw:line draw:style-name="gr24" draw:text-style-name="P1" draw:layer="layout" svg:x1="2.293cm" svg:y1="4.031cm" svg:x2="5.241cm" svg:y2="7.483cm">
          <text:p/>
        </draw:line>
        <draw:frame draw:style-name="gr28" draw:text-style-name="P3" draw:layer="layout" svg:width="2.621cm" svg:height="2.384cm" svg:x="0.151cm" svg:y="2.75cm">
          <draw:text-box>
            <text:p>Part of dual lattice</text:p>
          </draw:text-box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line draw:style-name="gr20" draw:text-style-name="P1" draw:layer="layout" svg:x1="2.205cm" svg:y1="1.784cm" svg:x2="25.9cm" svg:y2="1.783cm">
          <text:p/>
        </draw:line>
        <draw:line draw:style-name="gr20" draw:text-style-name="P1" draw:layer="layout" svg:x1="2.206cm" svg:y1="5.384cm" svg:x2="25.901cm" svg:y2="5.383cm">
          <text:p/>
        </draw:line>
        <draw:line draw:style-name="gr20" draw:text-style-name="P1" draw:layer="layout" svg:x1="2.207cm" svg:y1="8.984cm" svg:x2="25.902cm" svg:y2="8.983cm">
          <text:p/>
        </draw:line>
        <draw:line draw:style-name="gr20" draw:text-style-name="P1" draw:layer="layout" svg:x1="2.208cm" svg:y1="12.584cm" svg:x2="25.903cm" svg:y2="12.583cm">
          <text:p/>
        </draw:line>
        <draw:line draw:style-name="gr20" draw:text-style-name="P1" draw:layer="layout" svg:x1="2.209cm" svg:y1="16.184cm" svg:x2="25.904cm" svg:y2="16.183cm">
          <text:p/>
        </draw:line>
        <draw:line draw:style-name="gr20" draw:text-style-name="P1" draw:layer="layout" svg:x1="2.21cm" svg:y1="19.784cm" svg:x2="25.905cm" svg:y2="19.783cm">
          <text:p/>
        </draw:line>
        <draw:line draw:style-name="gr20" draw:text-style-name="P1" draw:layer="layout" svg:x1="3.433cm" svg:y1="0.794cm" svg:x2="3.433cm" svg:y2="20.608cm">
          <text:p/>
        </draw:line>
        <draw:line draw:style-name="gr20" draw:text-style-name="P1" draw:layer="layout" svg:x1="7.613cm" svg:y1="0.794cm" svg:x2="7.613cm" svg:y2="20.608cm">
          <text:p/>
        </draw:line>
        <draw:line draw:style-name="gr20" draw:text-style-name="P1" draw:layer="layout" svg:x1="11.793cm" svg:y1="0.794cm" svg:x2="11.793cm" svg:y2="20.608cm">
          <text:p/>
        </draw:line>
        <draw:line draw:style-name="gr20" draw:text-style-name="P1" draw:layer="layout" svg:x1="15.973cm" svg:y1="0.794cm" svg:x2="15.973cm" svg:y2="20.608cm">
          <text:p/>
        </draw:line>
        <draw:line draw:style-name="gr20" draw:text-style-name="P1" draw:layer="layout" svg:x1="20.153cm" svg:y1="0.794cm" svg:x2="20.153cm" svg:y2="20.608cm">
          <text:p/>
        </draw:line>
        <draw:line draw:style-name="gr20" draw:text-style-name="P1" draw:layer="layout" svg:x1="24.333cm" svg:y1="0.794cm" svg:x2="24.333cm" svg:y2="20.608cm">
          <text:p/>
        </draw:line>
        <draw:custom-shape draw:style-name="gr3" draw:text-style-name="P2" draw:layer="layout" svg:width="0.398cm" svg:height="0.33cm" svg:x="9.473cm" svg:y="5.1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3.774cm" svg:y="5.1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7.975cm" svg:y="5.1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22.176cm" svg:y="5.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5.277cm" svg:y="5.1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9.474cm" svg:y="1.5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3.775cm" svg:y="1.5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7.976cm" svg:y="1.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22.177cm" svg:y="1.5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5.278cm" svg:y="1.5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9.475cm" svg:y="8.7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3.776cm" svg:y="8.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7.977cm" svg:y="8.7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22.178cm" svg:y="8.7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5.279cm" svg:y="8.7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9.476cm" svg:y="12.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3.777cm" svg:y="12.4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7.978cm" svg:y="12.4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22.179cm" svg:y="12.4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5.28cm" svg:y="12.4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9.477cm" svg:y="15.9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3.778cm" svg:y="15.9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7.979cm" svg:y="15.9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22.18cm" svg:y="15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5.281cm" svg:y="15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9.478cm" svg:y="19.5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3.779cm" svg:y="19.5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7.98cm" svg:y="19.5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22.181cm" svg:y="19.5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5.282cm" svg:y="19.5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3.279cm" svg:y="3.3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3.279cm" svg:y="6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3.279cm" svg:y="10.5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3.279cm" svg:y="14.2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3.279cm" svg:y="17.8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7.38cm" svg:y="3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7.38cm" svg:y="6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7.38cm" svg:y="10.5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7.38cm" svg:y="14.2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7.38cm" svg:y="17.8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1.581cm" svg:y="3.3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1.581cm" svg:y="6.9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1.581cm" svg:y="10.5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1.581cm" svg:y="14.2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1.581cm" svg:y="17.8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5.782cm" svg:y="3.3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5.782cm" svg:y="6.9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5.782cm" svg:y="10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5.782cm" svg:y="14.2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5.782cm" svg:y="17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9.983cm" svg:y="3.3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9.983cm" svg:y="6.9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9.983cm" svg:y="10.5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9.983cm" svg:y="14.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9.983cm" svg:y="17.8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24.184cm" svg:y="3.3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24.184cm" svg:y="6.9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24.184cm" svg:y="10.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24.184cm" svg:y="14.2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24.184cm" svg:y="17.8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line draw:style-name="gr20" draw:text-style-name="P1" draw:layer="layout" svg:x1="2.205cm" svg:y1="1.784cm" svg:x2="25.9cm" svg:y2="1.783cm">
          <text:p/>
        </draw:line>
        <draw:line draw:style-name="gr20" draw:text-style-name="P1" draw:layer="layout" svg:x1="2.206cm" svg:y1="5.384cm" svg:x2="25.901cm" svg:y2="5.383cm">
          <text:p/>
        </draw:line>
        <draw:line draw:style-name="gr20" draw:text-style-name="P1" draw:layer="layout" svg:x1="2.207cm" svg:y1="8.984cm" svg:x2="25.902cm" svg:y2="8.983cm">
          <text:p/>
        </draw:line>
        <draw:line draw:style-name="gr29" draw:text-style-name="P1" draw:layer="layout" svg:x1="2.208cm" svg:y1="12.584cm" svg:x2="25.903cm" svg:y2="12.583cm">
          <text:p/>
        </draw:line>
        <draw:line draw:style-name="gr20" draw:text-style-name="P1" draw:layer="layout" svg:x1="2.209cm" svg:y1="16.184cm" svg:x2="25.904cm" svg:y2="16.183cm">
          <text:p/>
        </draw:line>
        <draw:line draw:style-name="gr20" draw:text-style-name="P1" draw:layer="layout" svg:x1="2.21cm" svg:y1="19.784cm" svg:x2="25.905cm" svg:y2="19.783cm">
          <text:p/>
        </draw:line>
        <draw:line draw:style-name="gr20" draw:text-style-name="P1" draw:layer="layout" svg:x1="3.433cm" svg:y1="0.794cm" svg:x2="3.433cm" svg:y2="20.608cm">
          <text:p/>
        </draw:line>
        <draw:line draw:style-name="gr20" draw:text-style-name="P1" draw:layer="layout" svg:x1="7.613cm" svg:y1="0.794cm" svg:x2="7.613cm" svg:y2="20.608cm">
          <text:p/>
        </draw:line>
        <draw:line draw:style-name="gr29" draw:text-style-name="P1" draw:layer="layout" svg:x1="11.793cm" svg:y1="0.794cm" svg:x2="11.793cm" svg:y2="20.608cm">
          <text:p/>
        </draw:line>
        <draw:line draw:style-name="gr20" draw:text-style-name="P1" draw:layer="layout" svg:x1="15.973cm" svg:y1="0.794cm" svg:x2="15.973cm" svg:y2="20.608cm">
          <text:p/>
        </draw:line>
        <draw:line draw:style-name="gr20" draw:text-style-name="P1" draw:layer="layout" svg:x1="20.153cm" svg:y1="0.794cm" svg:x2="20.153cm" svg:y2="20.608cm">
          <text:p/>
        </draw:line>
        <draw:line draw:style-name="gr20" draw:text-style-name="P1" draw:layer="layout" svg:x1="24.333cm" svg:y1="0.794cm" svg:x2="24.333cm" svg:y2="20.608cm">
          <text:p/>
        </draw:line>
        <draw:custom-shape draw:style-name="gr3" draw:text-style-name="P2" draw:layer="layout" svg:width="0.398cm" svg:height="0.33cm" svg:x="9.473cm" svg:y="5.1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3.774cm" svg:y="5.1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7.975cm" svg:y="5.1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22.176cm" svg:y="5.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5.277cm" svg:y="5.1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9.474cm" svg:y="1.5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3.775cm" svg:y="1.5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7.976cm" svg:y="1.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22.177cm" svg:y="1.5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5.278cm" svg:y="1.5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9.475cm" svg:y="8.7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3.776cm" svg:y="8.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7.977cm" svg:y="8.7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22.178cm" svg:y="8.7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5.279cm" svg:y="8.7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9.476cm" svg:y="12.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3.777cm" svg:y="12.4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7.978cm" svg:y="12.4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22.179cm" svg:y="12.4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5.28cm" svg:y="12.4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9.477cm" svg:y="15.9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3.778cm" svg:y="15.9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7.979cm" svg:y="15.9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22.18cm" svg:y="15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5.281cm" svg:y="15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9.478cm" svg:y="19.5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3.779cm" svg:y="19.5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7.98cm" svg:y="19.5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22.181cm" svg:y="19.5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5.282cm" svg:y="19.5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3.279cm" svg:y="3.3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3.279cm" svg:y="6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3.279cm" svg:y="10.5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3.279cm" svg:y="14.2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3.279cm" svg:y="17.8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7.38cm" svg:y="3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7.38cm" svg:y="6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7.38cm" svg:y="10.5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7.38cm" svg:y="14.2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7.38cm" svg:y="17.8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1.581cm" svg:y="3.3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1.581cm" svg:y="6.9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1.581cm" svg:y="10.5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1.581cm" svg:y="14.2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1.581cm" svg:y="17.8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5.782cm" svg:y="3.3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5.782cm" svg:y="6.9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5.782cm" svg:y="10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5.782cm" svg:y="14.2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5.782cm" svg:y="17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9.983cm" svg:y="3.3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9.983cm" svg:y="6.9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9.983cm" svg:y="10.5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9.983cm" svg:y="14.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9.983cm" svg:y="17.8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24.184cm" svg:y="3.3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24.184cm" svg:y="6.9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24.184cm" svg:y="10.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24.184cm" svg:y="14.2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24.184cm" svg:y="17.8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3" draw:layer="layout" svg:width="1.361cm" svg:height="1.114cm" svg:x="24.972cm" svg:y="12.574cm">
          <draw:text-box>
            <text:p>c<text:span text:style-name="T8">1</text:span></text:p>
          </draw:text-box>
        </draw:frame>
        <draw:frame draw:style-name="gr30" draw:text-style-name="P3" draw:layer="layout" svg:width="1.361cm" svg:height="1.114cm" svg:x="12.172cm" svg:y="0.453cm">
          <draw:text-box>
            <text:p>c<text:span text:style-name="T8">2</text:span></text:p>
          </draw:text-box>
        </draw:frame>
        <draw:line draw:style-name="gr31" draw:text-style-name="P1" draw:layer="layout" svg:x1="9.701cm" svg:y1="0.478cm" svg:x2="9.676cm" svg:y2="20.536cm">
          <text:p/>
        </draw:line>
        <draw:line draw:style-name="gr31" draw:text-style-name="P1" draw:layer="layout" svg:x1="1.987cm" svg:y1="7.204cm" svg:x2="26.307cm" svg:y2="7.206cm">
          <text:p/>
        </draw:line>
        <draw:frame draw:style-name="gr30" draw:text-style-name="P3" draw:layer="layout" svg:width="1.361cm" svg:height="1.114cm" svg:x="25.528cm" svg:y="7.307cm">
          <draw:text-box>
            <text:p>c*<text:span text:style-name="T8">1</text:span></text:p>
          </draw:text-box>
        </draw:frame>
        <draw:frame draw:style-name="gr30" draw:text-style-name="P3" draw:layer="layout" svg:width="1.361cm" svg:height="1.114cm" svg:x="8.116cm" svg:y="0.478cm">
          <draw:text-box>
            <text:p>c*<text:span text:style-name="T8">2</text:span></text:p>
          </draw:text-box>
        </draw:frame>
        <draw:line draw:style-name="gr32" draw:text-style-name="P1" draw:layer="layout" svg:x1="20.165cm" svg:y1="12.454cm" svg:x2="20.157cm" svg:y2="8.996cm">
          <text:p/>
        </draw:line>
        <draw:line draw:style-name="gr32" draw:text-style-name="P1" draw:layer="layout" svg:x1="20.157cm" svg:y1="16.164cm" svg:x2="20.161cm" svg:y2="12.786cm">
          <text:p/>
        </draw:line>
        <draw:line draw:style-name="gr32" draw:text-style-name="P1" draw:layer="layout" svg:x1="20.34cm" svg:y1="12.583cm" svg:x2="24.294cm" svg:y2="12.583cm">
          <text:p/>
        </draw:line>
        <draw:line draw:style-name="gr32" draw:text-style-name="P1" draw:layer="layout" svg:x1="15.971cm" svg:y1="12.595cm" svg:x2="20.036cm" svg:y2="12.604cm">
          <text:p/>
        </draw:line>
        <draw:frame draw:style-name="gr33" draw:text-style-name="P15" draw:layer="layout" svg:width="0.869cm" svg:height="0.962cm" svg:x="20.449cm" svg:y="11.679cm">
          <draw:text-box>
            <text:p text:style-name="P16"><text:span text:style-name="T7">v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2.809cm" svg:y1="10.664cm" svg:x2="25.328cm" svg:y2="10.664cm">
          <text:p/>
        </draw:line>
        <draw:line draw:style-name="gr1" draw:text-style-name="P1" draw:layer="layout" svg:x1="2.809cm" svg:y1="12.769cm" svg:x2="25.328cm" svg:y2="12.769cm">
          <text:p/>
        </draw:line>
        <draw:line draw:style-name="gr1" draw:text-style-name="P1" draw:layer="layout" svg:x1="2.809cm" svg:y1="15.175cm" svg:x2="25.328cm" svg:y2="15.175cm">
          <text:p/>
        </draw:line>
        <draw:line draw:style-name="gr1" draw:text-style-name="P1" draw:layer="layout" svg:x1="2.809cm" svg:y1="8.458cm" svg:x2="25.328cm" svg:y2="8.458cm">
          <text:p/>
        </draw:line>
        <draw:line draw:style-name="gr1" draw:text-style-name="P1" draw:layer="layout" svg:x1="2.809cm" svg:y1="6.052cm" svg:x2="25.328cm" svg:y2="6.052cm">
          <text:p/>
        </draw:line>
        <draw:line draw:style-name="gr1" draw:text-style-name="P1" draw:layer="layout" svg:x1="2.809cm" svg:y1="19.285cm" svg:x2="25.328cm" svg:y2="19.285cm">
          <text:p/>
        </draw:line>
        <draw:frame draw:style-name="gr28" draw:text-style-name="P3" draw:layer="layout" svg:width="1.058cm" svg:height="2.384cm" svg:x="4.262cm" svg:y="16.329cm">
          <draw:text-box>
            <text:p>.</text:p>
            <text:p>.</text:p>
            <text:p>.</text:p>
          </draw:text-box>
        </draw:frame>
        <draw:line draw:style-name="gr1" draw:text-style-name="P1" draw:layer="layout" svg:x1="1.764cm" svg:y1="2.085cm" svg:x2="25.728cm" svg:y2="2.085cm">
          <text:p/>
        </draw:line>
        <draw:custom-shape draw:style-name="gr34" draw:text-style-name="P7" draw:layer="layout" svg:width="1.456cm" svg:height="2.349cm" svg:x="4.531cm" svg:y="1.058cm">
          <text:p text:style-name="P6"><text:span text:style-name="T9">H</text:span></text:p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1.456cm" svg:height="2.349cm" svg:x="20.931cm" svg:y="1.058cm">
          <text:p text:style-name="P6"><text:span text:style-name="T9">H</text:span></text:p>
          <draw:enhanced-geometry svg:viewBox="0 0 21600 21600" draw:type="rectangle" draw:enhanced-path="M 0 0 L 21600 0 21600 21600 0 21600 0 0 Z N"/>
        </draw:custom-shape>
        <draw:custom-shape draw:style-name="gr35" draw:text-style-name="P7" draw:layer="layout" svg:width="7.044cm" svg:height="15.181cm" svg:x="10.452cm" svg:y="4.696cm">
          <text:p text:style-name="P6"><text:span text:style-name="T10">U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98cm" svg:height="0.33cm" svg:x="13.675cm" svg:y="1.8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3.88cm" svg:y1="2.117cm" svg:x2="13.88cm" svg:y2="4.715cm">
          <text:p/>
        </draw:line>
        <draw:frame draw:style-name="gr4" draw:text-style-name="P3" draw:layer="layout" svg:width="2.558cm" svg:height="0.962cm" svg:x="0.687cm" svg:y="10.237cm">
          <draw:text-box>
            <text:p>|<text:span text:style-name="T1">Ψ</text:span><text:span text:style-name="T2">&gt;</text:span></text:p>
          </draw:text-box>
        </draw:frame>
        <draw:frame draw:style-name="gr4" draw:text-style-name="P3" draw:layer="layout" svg:width="2.558cm" svg:height="0.962cm" svg:x="0.39cm" svg:y="1.574cm">
          <draw:text-box>
            <text:p>|<text:span text:style-name="T3">0</text:span><text:span text:style-name="T2">&gt;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draw:style-name="gr4" draw:text-style-name="P3" draw:layer="layout" svg:width="2.558cm" svg:height="0.962cm" svg:x="1.933cm" svg:y="2.311cm">
          <draw:text-box>
            <text:p>|<text:span text:style-name="T3">0</text:span><text:span text:style-name="T2">&gt;</text:span></text:p>
          </draw:text-box>
        </draw:frame>
        <draw:line draw:style-name="gr1" draw:text-style-name="P1" draw:layer="layout" svg:x1="5.45cm" svg:y1="2.702cm" svg:x2="26.49cm" svg:y2="2.699cm">
          <text:p/>
        </draw:line>
        <draw:line draw:style-name="gr1" draw:text-style-name="P1" draw:layer="layout" svg:x1="5.477cm" svg:y1="15.562cm" svg:x2="26.517cm" svg:y2="15.559cm">
          <text:p/>
        </draw:line>
        <draw:line draw:style-name="gr1" draw:text-style-name="P1" draw:layer="layout" svg:x1="5.45cm" svg:y1="19.006cm" svg:x2="26.49cm" svg:y2="19.003cm">
          <text:p/>
        </draw:line>
        <draw:line draw:style-name="gr1" draw:text-style-name="P1" draw:layer="layout" svg:x1="11.29cm" svg:y1="2.707cm" svg:x2="11.29cm" svg:y2="9.525cm">
          <text:p/>
        </draw:line>
        <draw:custom-shape draw:style-name="gr2" draw:text-style-name="P1" draw:layer="layout" svg:width="1.613cm" svg:height="1.613cm" svg:x="10.48cm" svg:y="7.9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1.172cm" svg:y="2.5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613cm" svg:height="1.613cm" svg:x="13.48cm" svg:y="11.3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4.303cm" svg:y1="2.742cm" svg:x2="14.303cm" svg:y2="12.926cm">
          <text:p/>
        </draw:line>
        <draw:custom-shape draw:style-name="gr3" draw:text-style-name="P2" draw:layer="layout" svg:width="0.325cm" svg:height="0.33cm" svg:x="14.197cm" svg:y="2.5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5.477cm" svg:y1="12.117cm" svg:x2="26.517cm" svg:y2="12.114cm">
          <text:p/>
        </draw:line>
        <draw:line draw:style-name="gr1" draw:text-style-name="P1" draw:layer="layout" svg:x1="5.477cm" svg:y1="8.673cm" svg:x2="26.517cm" svg:y2="8.67cm">
          <text:p/>
        </draw:line>
        <draw:custom-shape draw:style-name="gr2" draw:text-style-name="P1" draw:layer="layout" svg:width="1.613cm" svg:height="1.613cm" svg:x="16.48cm" svg:y="14.8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613cm" svg:height="1.613cm" svg:x="19.48cm" svg:y="18.2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25cm" svg:height="0.33cm" svg:x="17.185cm" svg:y="2.5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25cm" svg:height="0.33cm" svg:x="20.173cm" svg:y="2.5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7.29cm" svg:y1="2.742cm" svg:x2="17.29cm" svg:y2="16.418cm">
          <text:p/>
        </draw:line>
        <draw:line draw:style-name="gr1" draw:text-style-name="P1" draw:layer="layout" svg:x1="20.299cm" svg:y1="2.742cm" svg:x2="20.298cm" svg:y2="19.778cm">
          <text:p/>
        </draw:line>
        <draw:custom-shape draw:style-name="gr36" draw:text-style-name="P7" draw:layer="layout" svg:width="1.456cm" svg:height="2.349cm" svg:x="7.098cm" svg:y="1.667cm">
          <text:p text:style-name="P6"><text:span text:style-name="T9">H</text:span></text:p>
          <draw:enhanced-geometry svg:viewBox="0 0 21600 21600" draw:type="rectangle" draw:enhanced-path="M 0 0 L 21600 0 21600 21600 0 21600 0 0 Z N"/>
        </draw:custom-shape>
        <draw:custom-shape draw:style-name="gr36" draw:text-style-name="P7" draw:layer="layout" svg:width="1.456cm" svg:height="2.349cm" svg:x="23.198cm" svg:y="1.667cm">
          <text:p text:style-name="P6"><text:span text:style-name="T9">H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draw:style-name="gr4" draw:text-style-name="P3" draw:layer="layout" svg:width="2.558cm" svg:height="0.962cm" svg:x="1.933cm" svg:y="2.311cm">
          <draw:text-box>
            <text:p>|<text:span text:style-name="T3">0</text:span><text:span text:style-name="T2">&gt;</text:span></text:p>
          </draw:text-box>
        </draw:frame>
        <draw:line draw:style-name="gr1" draw:text-style-name="P1" draw:layer="layout" svg:x1="5.45cm" svg:y1="2.702cm" svg:x2="26.49cm" svg:y2="2.699cm">
          <text:p/>
        </draw:line>
        <draw:line draw:style-name="gr1" draw:text-style-name="P1" draw:layer="layout" svg:x1="5.477cm" svg:y1="15.562cm" svg:x2="26.517cm" svg:y2="15.559cm">
          <text:p/>
        </draw:line>
        <draw:line draw:style-name="gr1" draw:text-style-name="P1" draw:layer="layout" svg:x1="5.45cm" svg:y1="19.006cm" svg:x2="26.49cm" svg:y2="19.003cm">
          <text:p/>
        </draw:line>
        <draw:line draw:style-name="gr1" draw:text-style-name="P1" draw:layer="layout" svg:x1="11.29cm" svg:y1="1.907cm" svg:x2="11.29cm" svg:y2="8.725cm">
          <text:p/>
        </draw:line>
        <draw:custom-shape draw:style-name="gr2" draw:text-style-name="P1" draw:layer="layout" svg:width="1.613cm" svg:height="1.613cm" svg:x="10.48cm" svg:y="1.8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1.172cm" svg:y="8.4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613cm" svg:height="1.613cm" svg:x="13.48cm" svg:y="1.8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4.303cm" svg:y1="1.842cm" svg:x2="14.303cm" svg:y2="12.026cm">
          <text:p/>
        </draw:line>
        <draw:custom-shape draw:style-name="gr3" draw:text-style-name="P2" draw:layer="layout" svg:width="0.325cm" svg:height="0.33cm" svg:x="14.097cm" svg:y="11.8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5.477cm" svg:y1="12.117cm" svg:x2="26.517cm" svg:y2="12.114cm">
          <text:p/>
        </draw:line>
        <draw:line draw:style-name="gr1" draw:text-style-name="P1" draw:layer="layout" svg:x1="5.477cm" svg:y1="8.673cm" svg:x2="26.517cm" svg:y2="8.67cm">
          <text:p/>
        </draw:line>
        <draw:custom-shape draw:style-name="gr2" draw:text-style-name="P1" draw:layer="layout" svg:width="1.613cm" svg:height="1.613cm" svg:x="16.48cm" svg:y="1.8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613cm" svg:height="1.613cm" svg:x="19.528cm" svg:y="1.8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25cm" svg:height="0.33cm" svg:x="17.185cm" svg:y="15.3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25cm" svg:height="0.33cm" svg:x="20.173cm" svg:y="18.7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7.29cm" svg:y1="1.842cm" svg:x2="17.29cm" svg:y2="15.518cm">
          <text:p/>
        </draw:line>
        <draw:line draw:style-name="gr1" draw:text-style-name="P1" draw:layer="layout" svg:x1="20.299cm" svg:y1="1.842cm" svg:x2="20.298cm" svg:y2="18.878cm">
          <text:p/>
        </draw:line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line draw:style-name="gr20" draw:text-style-name="P1" draw:layer="layout" svg:x1="2.205cm" svg:y1="1.784cm" svg:x2="25.9cm" svg:y2="1.783cm">
          <text:p/>
        </draw:line>
        <draw:line draw:style-name="gr20" draw:text-style-name="P1" draw:layer="layout" svg:x1="2.206cm" svg:y1="5.384cm" svg:x2="25.901cm" svg:y2="5.383cm">
          <text:p/>
        </draw:line>
        <draw:line draw:style-name="gr20" draw:text-style-name="P1" draw:layer="layout" svg:x1="2.207cm" svg:y1="8.984cm" svg:x2="25.902cm" svg:y2="8.983cm">
          <text:p/>
        </draw:line>
        <draw:line draw:style-name="gr20" draw:text-style-name="P1" draw:layer="layout" svg:x1="2.208cm" svg:y1="12.584cm" svg:x2="25.903cm" svg:y2="12.583cm">
          <text:p/>
        </draw:line>
        <draw:line draw:style-name="gr20" draw:text-style-name="P1" draw:layer="layout" svg:x1="2.209cm" svg:y1="16.184cm" svg:x2="25.904cm" svg:y2="16.183cm">
          <text:p/>
        </draw:line>
        <draw:line draw:style-name="gr20" draw:text-style-name="P1" draw:layer="layout" svg:x1="2.21cm" svg:y1="19.784cm" svg:x2="25.905cm" svg:y2="19.783cm">
          <text:p/>
        </draw:line>
        <draw:line draw:style-name="gr20" draw:text-style-name="P1" draw:layer="layout" svg:x1="3.433cm" svg:y1="0.794cm" svg:x2="3.433cm" svg:y2="20.608cm">
          <text:p/>
        </draw:line>
        <draw:line draw:style-name="gr20" draw:text-style-name="P1" draw:layer="layout" svg:x1="7.613cm" svg:y1="0.794cm" svg:x2="7.613cm" svg:y2="20.608cm">
          <text:p/>
        </draw:line>
        <draw:line draw:style-name="gr20" draw:text-style-name="P1" draw:layer="layout" svg:x1="11.793cm" svg:y1="0.794cm" svg:x2="11.793cm" svg:y2="20.608cm">
          <text:p/>
        </draw:line>
        <draw:line draw:style-name="gr20" draw:text-style-name="P1" draw:layer="layout" svg:x1="15.973cm" svg:y1="0.794cm" svg:x2="15.973cm" svg:y2="20.608cm">
          <text:p/>
        </draw:line>
        <draw:line draw:style-name="gr20" draw:text-style-name="P1" draw:layer="layout" svg:x1="20.153cm" svg:y1="0.794cm" svg:x2="20.153cm" svg:y2="20.608cm">
          <text:p/>
        </draw:line>
        <draw:line draw:style-name="gr20" draw:text-style-name="P1" draw:layer="layout" svg:x1="24.333cm" svg:y1="0.794cm" svg:x2="24.333cm" svg:y2="20.608cm">
          <text:p/>
        </draw:line>
        <draw:custom-shape draw:style-name="gr3" draw:text-style-name="P2" draw:layer="layout" svg:width="0.398cm" svg:height="0.33cm" svg:x="9.473cm" svg:y="5.1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3.774cm" svg:y="5.1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7.975cm" svg:y="5.1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22.176cm" svg:y="5.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5.277cm" svg:y="5.1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9.474cm" svg:y="1.5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3.775cm" svg:y="1.5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7.976cm" svg:y="1.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22.177cm" svg:y="1.5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5.278cm" svg:y="1.5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9.475cm" svg:y="8.7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3.776cm" svg:y="8.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7.977cm" svg:y="8.7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22.178cm" svg:y="8.7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5.279cm" svg:y="8.7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9.476cm" svg:y="12.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3.777cm" svg:y="12.4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7.978cm" svg:y="12.4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22.179cm" svg:y="12.4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5.28cm" svg:y="12.4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9.477cm" svg:y="15.9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3.778cm" svg:y="15.9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7.979cm" svg:y="15.9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22.18cm" svg:y="15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5.281cm" svg:y="15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9.478cm" svg:y="19.5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3.779cm" svg:y="19.5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7.98cm" svg:y="19.5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22.181cm" svg:y="19.5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5.282cm" svg:y="19.5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3.279cm" svg:y="3.3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3.279cm" svg:y="6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3.279cm" svg:y="10.5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3.279cm" svg:y="14.2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3.279cm" svg:y="17.8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7.38cm" svg:y="3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7.38cm" svg:y="6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7.38cm" svg:y="10.5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7.38cm" svg:y="14.2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7.38cm" svg:y="17.8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1.581cm" svg:y="3.3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1.581cm" svg:y="6.9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1.581cm" svg:y="10.5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1.581cm" svg:y="14.2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1.581cm" svg:y="17.8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5.782cm" svg:y="3.3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5.782cm" svg:y="6.9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5.782cm" svg:y="10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5.782cm" svg:y="14.2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5.782cm" svg:y="17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9.983cm" svg:y="3.3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9.983cm" svg:y="6.9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9.983cm" svg:y="10.5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9.983cm" svg:y="14.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9.983cm" svg:y="17.8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24.184cm" svg:y="3.3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24.184cm" svg:y="6.9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24.184cm" svg:y="10.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24.184cm" svg:y="14.2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24.184cm" svg:y="17.8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398cm" svg:height="0.33cm" svg:x="5.28cm" svg:y="3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398cm" svg:height="0.33cm" svg:x="9.481cm" svg:y="3.3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398cm" svg:height="0.33cm" svg:x="13.682cm" svg:y="3.3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398cm" svg:height="0.33cm" svg:x="17.983cm" svg:y="3.3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398cm" svg:height="0.33cm" svg:x="22.184cm" svg:y="3.3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398cm" svg:height="0.33cm" svg:x="5.281cm" svg:y="6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398cm" svg:height="0.33cm" svg:x="9.482cm" svg:y="6.9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398cm" svg:height="0.33cm" svg:x="13.683cm" svg:y="6.9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398cm" svg:height="0.33cm" svg:x="17.984cm" svg:y="6.9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398cm" svg:height="0.33cm" svg:x="22.185cm" svg:y="6.9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398cm" svg:height="0.33cm" svg:x="5.282cm" svg:y="10.5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398cm" svg:height="0.33cm" svg:x="9.483cm" svg:y="10.5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398cm" svg:height="0.33cm" svg:x="13.684cm" svg:y="10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398cm" svg:height="0.33cm" svg:x="17.985cm" svg:y="10.5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398cm" svg:height="0.33cm" svg:x="22.186cm" svg:y="10.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398cm" svg:height="0.33cm" svg:x="5.283cm" svg:y="14.2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398cm" svg:height="0.33cm" svg:x="9.484cm" svg:y="14.2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398cm" svg:height="0.33cm" svg:x="13.685cm" svg:y="14.2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398cm" svg:height="0.33cm" svg:x="17.986cm" svg:y="14.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398cm" svg:height="0.33cm" svg:x="22.187cm" svg:y="14.2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398cm" svg:height="0.33cm" svg:x="5.284cm" svg:y="17.8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398cm" svg:height="0.33cm" svg:x="9.485cm" svg:y="17.8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398cm" svg:height="0.33cm" svg:x="13.686cm" svg:y="17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398cm" svg:height="0.33cm" svg:x="17.987cm" svg:y="17.8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398cm" svg:height="0.33cm" svg:x="22.188cm" svg:y="17.8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398cm" svg:height="0.33cm" svg:x="3.281cm" svg:y="1.5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398cm" svg:height="0.33cm" svg:x="7.382cm" svg:y="1.5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398cm" svg:height="0.33cm" svg:x="11.583cm" svg:y="1.5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398cm" svg:height="0.33cm" svg:x="15.784cm" svg:y="1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398cm" svg:height="0.33cm" svg:x="19.985cm" svg:y="1.5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398cm" svg:height="0.33cm" svg:x="24.186cm" svg:y="1.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398cm" svg:height="0.33cm" svg:x="3.282cm" svg:y="5.1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398cm" svg:height="0.33cm" svg:x="7.383cm" svg:y="5.1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398cm" svg:height="0.33cm" svg:x="11.584cm" svg:y="5.1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398cm" svg:height="0.33cm" svg:x="15.785cm" svg:y="5.1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398cm" svg:height="0.33cm" svg:x="19.986cm" svg:y="5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398cm" svg:height="0.33cm" svg:x="24.187cm" svg:y="5.1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398cm" svg:height="0.33cm" svg:x="3.283cm" svg:y="8.7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398cm" svg:height="0.33cm" svg:x="7.384cm" svg:y="8.7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398cm" svg:height="0.33cm" svg:x="11.585cm" svg:y="8.7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398cm" svg:height="0.33cm" svg:x="15.786cm" svg:y="8.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398cm" svg:height="0.33cm" svg:x="19.987cm" svg:y="8.7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398cm" svg:height="0.33cm" svg:x="24.188cm" svg:y="8.7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398cm" svg:height="0.33cm" svg:x="3.284cm" svg:y="12.3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398cm" svg:height="0.33cm" svg:x="7.385cm" svg:y="12.3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398cm" svg:height="0.33cm" svg:x="11.586cm" svg:y="12.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398cm" svg:height="0.33cm" svg:x="15.787cm" svg:y="12.3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398cm" svg:height="0.33cm" svg:x="19.988cm" svg:y="12.3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398cm" svg:height="0.33cm" svg:x="24.189cm" svg:y="12.3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398cm" svg:height="0.33cm" svg:x="3.285cm" svg:y="15.9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398cm" svg:height="0.33cm" svg:x="7.386cm" svg:y="15.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398cm" svg:height="0.33cm" svg:x="11.587cm" svg:y="15.9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398cm" svg:height="0.33cm" svg:x="15.788cm" svg:y="15.9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398cm" svg:height="0.33cm" svg:x="19.989cm" svg:y="15.9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398cm" svg:height="0.33cm" svg:x="24.19cm" svg:y="15.9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398cm" svg:height="0.33cm" svg:x="3.286cm" svg:y="19.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398cm" svg:height="0.33cm" svg:x="7.387cm" svg:y="19.5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398cm" svg:height="0.33cm" svg:x="11.588cm" svg:y="19.5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398cm" svg:height="0.33cm" svg:x="15.789cm" svg:y="19.5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398cm" svg:height="0.33cm" svg:x="19.99cm" svg:y="19.5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398cm" svg:height="0.33cm" svg:x="24.191cm" svg:y="19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97cm" svg:height="0.962cm" svg:x="9.261cm" svg:y="13.075cm">
          <draw:text-box>
            <text:p>Z</text:p>
          </draw:text-box>
        </draw:frame>
        <draw:frame draw:style-name="gr4" draw:text-style-name="P3" draw:layer="layout" svg:width="0.97cm" svg:height="0.962cm" svg:x="9.261cm" svg:y="14.875cm">
          <draw:text-box>
            <text:p>Z</text:p>
          </draw:text-box>
        </draw:frame>
        <draw:frame draw:style-name="gr4" draw:text-style-name="P3" draw:layer="layout" svg:width="0.97cm" svg:height="0.962cm" svg:x="10.361cm" svg:y="13.975cm">
          <draw:text-box>
            <text:p>Z</text:p>
          </draw:text-box>
        </draw:frame>
        <draw:frame draw:style-name="gr4" draw:text-style-name="P3" draw:layer="layout" svg:width="0.97cm" svg:height="0.962cm" svg:x="8.161cm" svg:y="13.975cm">
          <draw:text-box>
            <text:p>Z</text:p>
          </draw:text-box>
        </draw:frame>
        <draw:frame draw:style-name="gr38" draw:text-style-name="P17" draw:layer="layout" svg:width="0.97cm" svg:height="0.962cm" svg:x="8.161cm" svg:y="8.475cm">
          <draw:text-box>
            <text:p text:style-name="P6">X</text:p>
          </draw:text-box>
        </draw:frame>
        <draw:frame draw:style-name="gr38" draw:text-style-name="P17" draw:layer="layout" svg:width="0.97cm" svg:height="0.962cm" svg:x="6.061cm" svg:y="8.475cm">
          <draw:text-box>
            <text:p text:style-name="P6">X</text:p>
          </draw:text-box>
        </draw:frame>
        <draw:frame draw:style-name="gr38" draw:text-style-name="P17" draw:layer="layout" svg:width="0.97cm" svg:height="0.962cm" svg:x="7.161cm" svg:y="7.475cm">
          <draw:text-box>
            <text:p text:style-name="P6">X</text:p>
          </draw:text-box>
        </draw:frame>
        <draw:frame draw:style-name="gr38" draw:text-style-name="P17" draw:layer="layout" svg:width="0.97cm" svg:height="0.962cm" svg:x="7.161cm" svg:y="9.475cm">
          <draw:text-box>
            <text:p text:style-name="P6">X</text:p>
          </draw:text-box>
        </draw:frame>
        <presentation:notes draw:style-name="dp2">
          <draw:page-thumbnail draw:style-name="gr5" draw:layer="layout" svg:width="14.848cm" svg:height="11.136cm" svg:x="3.075cm" svg:y="2.257cm" draw:page-number="1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line draw:style-name="gr20" draw:text-style-name="P1" draw:layer="layout" svg:x1="2.205cm" svg:y1="1.784cm" svg:x2="25.9cm" svg:y2="1.783cm">
          <text:p/>
        </draw:line>
        <draw:line draw:style-name="gr20" draw:text-style-name="P1" draw:layer="layout" svg:x1="2.206cm" svg:y1="5.384cm" svg:x2="25.901cm" svg:y2="5.383cm">
          <text:p/>
        </draw:line>
        <draw:line draw:style-name="gr20" draw:text-style-name="P1" draw:layer="layout" svg:x1="2.207cm" svg:y1="8.984cm" svg:x2="25.902cm" svg:y2="8.983cm">
          <text:p/>
        </draw:line>
        <draw:line draw:style-name="gr20" draw:text-style-name="P1" draw:layer="layout" svg:x1="2.208cm" svg:y1="12.584cm" svg:x2="25.903cm" svg:y2="12.583cm">
          <text:p/>
        </draw:line>
        <draw:line draw:style-name="gr20" draw:text-style-name="P1" draw:layer="layout" svg:x1="2.209cm" svg:y1="16.184cm" svg:x2="25.904cm" svg:y2="16.183cm">
          <text:p/>
        </draw:line>
        <draw:line draw:style-name="gr20" draw:text-style-name="P1" draw:layer="layout" svg:x1="2.21cm" svg:y1="19.784cm" svg:x2="25.905cm" svg:y2="19.783cm">
          <text:p/>
        </draw:line>
        <draw:line draw:style-name="gr20" draw:text-style-name="P1" draw:layer="layout" svg:x1="3.433cm" svg:y1="0.794cm" svg:x2="3.433cm" svg:y2="20.608cm">
          <text:p/>
        </draw:line>
        <draw:line draw:style-name="gr20" draw:text-style-name="P1" draw:layer="layout" svg:x1="7.613cm" svg:y1="0.794cm" svg:x2="7.613cm" svg:y2="20.608cm">
          <text:p/>
        </draw:line>
        <draw:line draw:style-name="gr20" draw:text-style-name="P1" draw:layer="layout" svg:x1="11.793cm" svg:y1="0.794cm" svg:x2="11.793cm" svg:y2="20.608cm">
          <text:p/>
        </draw:line>
        <draw:line draw:style-name="gr20" draw:text-style-name="P1" draw:layer="layout" svg:x1="15.973cm" svg:y1="0.794cm" svg:x2="15.973cm" svg:y2="20.608cm">
          <text:p/>
        </draw:line>
        <draw:line draw:style-name="gr20" draw:text-style-name="P1" draw:layer="layout" svg:x1="20.153cm" svg:y1="0.794cm" svg:x2="20.153cm" svg:y2="20.608cm">
          <text:p/>
        </draw:line>
        <draw:line draw:style-name="gr20" draw:text-style-name="P1" draw:layer="layout" svg:x1="24.333cm" svg:y1="0.794cm" svg:x2="24.333cm" svg:y2="20.608cm">
          <text:p/>
        </draw:line>
        <draw:custom-shape draw:style-name="gr3" draw:text-style-name="P2" draw:layer="layout" svg:width="0.398cm" svg:height="0.33cm" svg:x="9.473cm" svg:y="5.1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3.774cm" svg:y="5.1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7.975cm" svg:y="5.1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22.176cm" svg:y="5.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5.277cm" svg:y="5.1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9.474cm" svg:y="1.5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3.775cm" svg:y="1.5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7.976cm" svg:y="1.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22.177cm" svg:y="1.5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5.278cm" svg:y="1.5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9.475cm" svg:y="8.7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3.776cm" svg:y="8.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7.977cm" svg:y="8.7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22.178cm" svg:y="8.7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5.279cm" svg:y="8.7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9.476cm" svg:y="12.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3.777cm" svg:y="12.4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7.978cm" svg:y="12.4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22.179cm" svg:y="12.4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5.28cm" svg:y="12.4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9.477cm" svg:y="15.9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3.778cm" svg:y="15.9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7.979cm" svg:y="15.9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22.18cm" svg:y="15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5.281cm" svg:y="15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9.478cm" svg:y="19.5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3.779cm" svg:y="19.5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7.98cm" svg:y="19.5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22.181cm" svg:y="19.5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5.282cm" svg:y="19.5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3.279cm" svg:y="3.3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3.279cm" svg:y="6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3.279cm" svg:y="10.5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3.279cm" svg:y="14.2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3.279cm" svg:y="17.8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7.38cm" svg:y="3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7.38cm" svg:y="6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7.38cm" svg:y="10.5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7.38cm" svg:y="14.2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7.38cm" svg:y="17.8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1.581cm" svg:y="3.3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1.581cm" svg:y="6.9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1.581cm" svg:y="10.5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1.581cm" svg:y="14.2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1.581cm" svg:y="17.8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5.782cm" svg:y="3.3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5.782cm" svg:y="6.9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5.782cm" svg:y="10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5.782cm" svg:y="14.2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5.782cm" svg:y="17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9.983cm" svg:y="3.3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9.983cm" svg:y="6.9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9.983cm" svg:y="10.5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9.983cm" svg:y="14.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9.983cm" svg:y="17.8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24.184cm" svg:y="3.3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24.184cm" svg:y="6.9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24.184cm" svg:y="10.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24.184cm" svg:y="14.2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24.184cm" svg:y="17.8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2" draw:layer="layout" svg:width="0.767cm" svg:height="0.714cm" svg:x="7.197cm" svg:y="8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2" draw:layer="layout" svg:width="0.767cm" svg:height="0.714cm" svg:x="15.597cm" svg:y="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" draw:text-style-name="P1" draw:layer="layout" svg:x1="7.646cm" svg:y1="8.983cm" svg:x2="15.954cm" svg:y2="8.982cm">
          <text:p/>
        </draw:line>
        <draw:frame draw:style-name="gr4" draw:text-style-name="P14" draw:layer="layout" svg:width="1.719cm" svg:height="0.962cm" svg:x="12.039cm" svg:y="7.99cm">
          <draw:text-box>
            <text:p><text:span text:style-name="T6">c</text:span></text:p>
          </draw:text-box>
        </draw:frame>
        <draw:line draw:style-name="gr26" draw:text-style-name="P1" draw:layer="layout" svg:x1="5.646cm" svg:y1="14.484cm" svg:x2="13.954cm" svg:y2="14.483cm">
          <text:p/>
        </draw:line>
        <draw:custom-shape draw:style-name="gr40" draw:text-style-name="P13" draw:layer="layout" svg:width="0.767cm" svg:height="0.714cm" svg:x="4.997cm" svg:y="1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3" draw:layer="layout" svg:width="0.767cm" svg:height="0.714cm" svg:x="13.497cm" svg:y="14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1" draw:text-style-name="P15" draw:layer="layout" svg:width="1.693cm" svg:height="1.121cm" svg:x="9.022cm" svg:y="13.52cm">
          <draw:text-box>
            <text:p><text:span text:style-name="T7">c</text:span><text:span text:style-name="T7">*</text:span></text:p>
          </draw:text-box>
        </draw:frame>
        <draw:line draw:style-name="gr42" draw:text-style-name="P1" draw:layer="layout" svg:x1="14.141cm" svg:y1="14.493cm" svg:x2="22.431cm" svg:y2="14.552cm">
          <text:p/>
        </draw:line>
        <draw:line draw:style-name="gr42" draw:text-style-name="P1" draw:layer="layout" svg:x1="22.255cm" svg:y1="3.586cm" svg:x2="22.208cm" svg:y2="14.847cm">
          <text:p/>
        </draw:line>
        <draw:line draw:style-name="gr42" draw:text-style-name="P1" draw:layer="layout" svg:x1="13.941cm" svg:y1="3.494cm" svg:x2="22.231cm" svg:y2="3.553cm">
          <text:p/>
        </draw:line>
        <draw:line draw:style-name="gr42" draw:text-style-name="P1" draw:layer="layout" svg:x1="13.956cm" svg:y1="3.487cm" svg:x2="13.909cm" svg:y2="14.748cm">
          <text:p/>
        </draw:line>
        <draw:frame draw:style-name="gr41" draw:text-style-name="P15" draw:layer="layout" svg:width="1.693cm" svg:height="1.121cm" svg:x="22.576cm" svg:y="6.201cm">
          <draw:text-box>
            <text:p><text:span text:style-name="T7">l</text:span><text:span text:style-name="T7">*</text:span></text:p>
          </draw:text-box>
        </draw:frame>
        <draw:frame draw:style-name="gr41" draw:text-style-name="P15" draw:layer="layout" svg:width="1.693cm" svg:height="1.121cm" svg:x="8.935cm" svg:y="17.049cm">
          <draw:text-box>
            <text:p><text:span text:style-name="T7">m</text:span></text:p>
          </draw:text-box>
        </draw:frame>
        <draw:line draw:style-name="gr24" draw:text-style-name="P1" draw:layer="layout" svg:x1="8.673cm" svg:y1="17.197cm" svg:x2="5.997cm" svg:y2="15.11cm">
          <text:p/>
        </draw:line>
        <draw:line draw:style-name="gr24" draw:text-style-name="P1" draw:layer="layout" svg:x1="10.201cm" svg:y1="17.256cm" svg:x2="13.406cm" svg:y2="15.081cm">
          <text:p/>
        </draw:line>
        <draw:frame draw:style-name="gr4" draw:text-style-name="P14" draw:layer="layout" svg:width="1.719cm" svg:height="0.962cm" svg:x="9.218cm" svg:y="6.05cm">
          <draw:text-box>
            <text:p><text:span text:style-name="T6">e</text:span></text:p>
          </draw:text-box>
        </draw:frame>
        <draw:line draw:style-name="gr24" draw:text-style-name="P1" draw:layer="layout" svg:x1="10.025cm" svg:y1="6.761cm" svg:x2="15.199cm" svg:y2="8.407cm">
          <text:p/>
        </draw:line>
        <draw:line draw:style-name="gr24" draw:text-style-name="P1" draw:layer="layout" svg:x1="9.349cm" svg:y1="6.938cm" svg:x2="8.232cm" svg:y2="8.349cm">
          <text:p/>
        </draw:line>
        <presentation:notes draw:style-name="dp2">
          <draw:page-thumbnail draw:style-name="gr5" draw:layer="layout" svg:width="14.848cm" svg:height="11.136cm" svg:x="3.075cm" svg:y="2.257cm" draw:page-number="1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line draw:style-name="gr20" draw:text-style-name="P1" draw:layer="layout" svg:x1="6.819cm" svg:y1="3.179cm" svg:x2="21.315cm" svg:y2="3.179cm">
          <text:p/>
        </draw:line>
        <draw:line draw:style-name="gr20" draw:text-style-name="P1" draw:layer="layout" svg:x1="11.677cm" svg:y1="3.187cm" svg:x2="11.676cm" svg:y2="17.474cm">
          <text:p/>
        </draw:line>
        <draw:line draw:style-name="gr20" draw:text-style-name="P1" draw:layer="layout" svg:x1="6.844cm" svg:y1="3.188cm" svg:x2="6.843cm" svg:y2="17.475cm">
          <text:p/>
        </draw:line>
        <draw:line draw:style-name="gr20" draw:text-style-name="P1" draw:layer="layout" svg:x1="16.511cm" svg:y1="3.189cm" svg:x2="16.51cm" svg:y2="17.476cm">
          <text:p/>
        </draw:line>
        <draw:line draw:style-name="gr20" draw:text-style-name="P1" draw:layer="layout" svg:x1="21.344cm" svg:y1="3.19cm" svg:x2="21.343cm" svg:y2="17.477cm">
          <text:p/>
        </draw:line>
        <draw:line draw:style-name="gr20" draw:text-style-name="P1" draw:layer="layout" svg:x1="6.819cm" svg:y1="7.947cm" svg:x2="21.315cm" svg:y2="7.947cm">
          <text:p/>
        </draw:line>
        <draw:line draw:style-name="gr20" draw:text-style-name="P1" draw:layer="layout" svg:x1="6.819cm" svg:y1="12.714cm" svg:x2="21.315cm" svg:y2="12.714cm">
          <text:p/>
        </draw:line>
        <draw:line draw:style-name="gr20" draw:text-style-name="P1" draw:layer="layout" svg:x1="6.819cm" svg:y1="17.482cm" svg:x2="21.315cm" svg:y2="17.482cm">
          <text:p/>
        </draw:line>
        <draw:custom-shape draw:style-name="gr3" draw:text-style-name="P2" draw:layer="layout" svg:width="0.398cm" svg:height="0.33cm" svg:x="8.979cm" svg:y="2.9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4.08cm" svg:y="2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8.781cm" svg:y="2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8.98cm" svg:y="7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4.081cm" svg:y="7.7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8.782cm" svg:y="7.7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8.981cm" svg:y="12.4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4.082cm" svg:y="12.4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8.783cm" svg:y="12.4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8.982cm" svg:y="17.2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4.083cm" svg:y="17.2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8.784cm" svg:y="17.2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1.482cm" svg:y="5.3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1.483cm" svg:y="10.2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1.484cm" svg:y="15.0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6.283cm" svg:y="5.3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6.284cm" svg:y="10.2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6.285cm" svg:y="15.0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8.114cm" svg:height="0.962cm" svg:x="10.32cm" svg:y="0.293cm">
          <draw:text-box>
            <text:p>“smooth boundary”</text:p>
          </draw:text-box>
        </draw:frame>
        <draw:frame draw:style-name="gr11" draw:text-style-name="P3" draw:layer="layout" svg:width="3.754cm" svg:height="1.673cm" svg:x="1.39cm" svg:y="8.776cm">
          <draw:text-box>
            <text:p>“rough </text:p>
            <text:p>boundary”</text:p>
          </draw:text-box>
        </draw:frame>
        <draw:line draw:style-name="gr1" draw:text-style-name="P1" draw:layer="layout" svg:x1="9.201cm" svg:y1="1.734cm" svg:x2="9.172cm" svg:y2="19.696cm">
          <text:p/>
        </draw:line>
        <draw:line draw:style-name="gr1" draw:text-style-name="P1" draw:layer="layout" svg:x1="14.258cm" svg:y1="1.616cm" svg:x2="14.287cm" svg:y2="19.638cm">
          <text:p/>
        </draw:line>
        <draw:line draw:style-name="gr1" draw:text-style-name="P1" draw:layer="layout" svg:x1="18.932cm" svg:y1="1.499cm" svg:x2="18.962cm" svg:y2="19.638cm">
          <text:p/>
        </draw:line>
        <draw:line draw:style-name="gr1" draw:text-style-name="P1" draw:layer="layout" svg:x1="9.201cm" svg:y1="1.601cm" svg:x2="18.873cm" svg:y2="1.601cm">
          <text:p/>
        </draw:line>
        <draw:line draw:style-name="gr1" draw:text-style-name="P1" draw:layer="layout" svg:x1="9.201cm" svg:y1="5.602cm" svg:x2="18.873cm" svg:y2="5.602cm">
          <text:p/>
        </draw:line>
        <draw:line draw:style-name="gr1" draw:text-style-name="P1" draw:layer="layout" svg:x1="9.201cm" svg:y1="10.403cm" svg:x2="18.873cm" svg:y2="10.403cm">
          <text:p/>
        </draw:line>
        <draw:line draw:style-name="gr1" draw:text-style-name="P1" draw:layer="layout" svg:x1="9.201cm" svg:y1="15.204cm" svg:x2="18.873cm" svg:y2="15.204cm">
          <text:p/>
        </draw:line>
        <draw:line draw:style-name="gr1" draw:text-style-name="P1" draw:layer="layout" svg:x1="9.201cm" svg:y1="19.705cm" svg:x2="18.873cm" svg:y2="19.705cm">
          <text:p/>
        </draw:line>
        <presentation:notes draw:style-name="dp2">
          <draw:page-thumbnail draw:style-name="gr5" draw:layer="layout" svg:width="14.848cm" svg:height="11.136cm" svg:x="3.075cm" svg:y="2.257cm" draw:page-number="1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line draw:style-name="gr20" draw:text-style-name="P1" draw:layer="layout" svg:x1="6.819cm" svg:y1="3.179cm" svg:x2="21.315cm" svg:y2="3.179cm">
          <text:p/>
        </draw:line>
        <draw:line draw:style-name="gr20" draw:text-style-name="P1" draw:layer="layout" svg:x1="11.677cm" svg:y1="3.187cm" svg:x2="11.676cm" svg:y2="17.474cm">
          <text:p/>
        </draw:line>
        <draw:line draw:style-name="gr20" draw:text-style-name="P1" draw:layer="layout" svg:x1="16.511cm" svg:y1="3.189cm" svg:x2="16.51cm" svg:y2="17.476cm">
          <text:p/>
        </draw:line>
        <draw:line draw:style-name="gr20" draw:text-style-name="P1" draw:layer="layout" svg:x1="6.819cm" svg:y1="7.947cm" svg:x2="21.315cm" svg:y2="7.947cm">
          <text:p/>
        </draw:line>
        <draw:line draw:style-name="gr29" draw:text-style-name="P1" draw:layer="layout" svg:x1="6.819cm" svg:y1="12.714cm" svg:x2="21.315cm" svg:y2="12.714cm">
          <text:p/>
        </draw:line>
        <draw:line draw:style-name="gr20" draw:text-style-name="P1" draw:layer="layout" svg:x1="6.819cm" svg:y1="17.482cm" svg:x2="21.315cm" svg:y2="17.482cm">
          <text:p/>
        </draw:line>
        <draw:custom-shape draw:style-name="gr3" draw:text-style-name="P2" draw:layer="layout" svg:width="0.398cm" svg:height="0.33cm" svg:x="8.979cm" svg:y="2.9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4.08cm" svg:y="2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8.781cm" svg:y="2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8.98cm" svg:y="7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4.081cm" svg:y="7.7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8.782cm" svg:y="7.7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8.981cm" svg:y="12.4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4.082cm" svg:y="12.4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8.783cm" svg:y="12.4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8.982cm" svg:y="17.2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4.083cm" svg:y="17.2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8.784cm" svg:y="17.2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1.482cm" svg:y="5.3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1.483cm" svg:y="10.2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1.484cm" svg:y="15.0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6.283cm" svg:y="5.3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6.284cm" svg:y="10.2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6.285cm" svg:y="15.0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8.114cm" svg:height="0.962cm" svg:x="10.32cm" svg:y="0.293cm">
          <draw:text-box>
            <text:p>“smooth boundary”</text:p>
          </draw:text-box>
        </draw:frame>
        <draw:frame draw:style-name="gr11" draw:text-style-name="P3" draw:layer="layout" svg:width="3.754cm" svg:height="1.673cm" svg:x="1.39cm" svg:y="8.776cm">
          <draw:text-box>
            <text:p>“rough </text:p>
            <text:p>boundary”</text:p>
          </draw:text-box>
        </draw:frame>
        <draw:line draw:style-name="gr1" draw:text-style-name="P1" draw:layer="layout" svg:x1="9.201cm" svg:y1="1.734cm" svg:x2="9.172cm" svg:y2="19.696cm">
          <text:p/>
        </draw:line>
        <draw:line draw:style-name="gr42" draw:text-style-name="P1" draw:layer="layout" svg:x1="14.258cm" svg:y1="1.616cm" svg:x2="14.287cm" svg:y2="19.638cm">
          <text:p/>
        </draw:line>
        <draw:line draw:style-name="gr1" draw:text-style-name="P1" draw:layer="layout" svg:x1="18.932cm" svg:y1="1.499cm" svg:x2="18.962cm" svg:y2="19.638cm">
          <text:p/>
        </draw:line>
        <draw:line draw:style-name="gr1" draw:text-style-name="P1" draw:layer="layout" svg:x1="9.201cm" svg:y1="5.602cm" svg:x2="18.873cm" svg:y2="5.602cm">
          <text:p/>
        </draw:line>
        <draw:line draw:style-name="gr1" draw:text-style-name="P1" draw:layer="layout" svg:x1="9.201cm" svg:y1="10.403cm" svg:x2="18.873cm" svg:y2="10.403cm">
          <text:p/>
        </draw:line>
        <draw:line draw:style-name="gr1" draw:text-style-name="P1" draw:layer="layout" svg:x1="9.201cm" svg:y1="15.204cm" svg:x2="18.873cm" svg:y2="15.204cm">
          <text:p/>
        </draw:line>
        <draw:frame draw:style-name="gr4" draw:text-style-name="P3" draw:layer="layout" svg:width="2.969cm" svg:height="0.962cm" svg:x="20.108cm" svg:y="11.553cm">
          <draw:text-box>
            <text:p>c</text:p>
          </draw:text-box>
        </draw:frame>
        <draw:frame draw:style-name="gr4" draw:text-style-name="P3" draw:layer="layout" svg:width="2.969cm" svg:height="0.962cm" svg:x="14.787cm" svg:y="3.968cm">
          <draw:text-box>
            <text:p>c*</text:p>
          </draw:text-box>
        </draw:frame>
        <presentation:notes draw:style-name="dp2">
          <draw:page-thumbnail draw:style-name="gr5" draw:layer="layout" svg:width="14.848cm" svg:height="11.136cm" svg:x="3.075cm" svg:y="2.257cm" draw:page-number="1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line draw:style-name="gr20" draw:text-style-name="P1" draw:layer="layout" svg:x1="6.819cm" svg:y1="3.179cm" svg:x2="21.315cm" svg:y2="3.179cm">
          <text:p/>
        </draw:line>
        <draw:line draw:style-name="gr20" draw:text-style-name="P1" draw:layer="layout" svg:x1="11.677cm" svg:y1="3.187cm" svg:x2="11.676cm" svg:y2="17.474cm">
          <text:p/>
        </draw:line>
        <draw:line draw:style-name="gr20" draw:text-style-name="P1" draw:layer="layout" svg:x1="16.511cm" svg:y1="3.189cm" svg:x2="16.51cm" svg:y2="17.476cm">
          <text:p/>
        </draw:line>
        <draw:line draw:style-name="gr20" draw:text-style-name="P1" draw:layer="layout" svg:x1="6.819cm" svg:y1="7.947cm" svg:x2="21.315cm" svg:y2="7.947cm">
          <text:p/>
        </draw:line>
        <draw:line draw:style-name="gr43" draw:text-style-name="P1" draw:layer="layout" svg:x1="6.819cm" svg:y1="12.714cm" svg:x2="21.315cm" svg:y2="12.714cm">
          <text:p/>
        </draw:line>
        <draw:line draw:style-name="gr20" draw:text-style-name="P1" draw:layer="layout" svg:x1="6.819cm" svg:y1="17.482cm" svg:x2="21.315cm" svg:y2="17.482cm">
          <text:p/>
        </draw:line>
        <draw:custom-shape draw:style-name="gr3" draw:text-style-name="P2" draw:layer="layout" svg:width="0.398cm" svg:height="0.33cm" svg:x="8.979cm" svg:y="2.9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4.08cm" svg:y="2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8.781cm" svg:y="2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8.98cm" svg:y="7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4.081cm" svg:y="7.7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8.782cm" svg:y="7.7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8.981cm" svg:y="12.4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4.082cm" svg:y="12.4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8.783cm" svg:y="12.4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8.982cm" svg:y="17.2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4.083cm" svg:y="17.2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8.784cm" svg:y="17.2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1.482cm" svg:y="5.3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1.483cm" svg:y="10.2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1.484cm" svg:y="15.0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6.283cm" svg:y="5.3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6.284cm" svg:y="10.2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6.285cm" svg:y="15.0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3" draw:layer="layout" svg:width="10.935cm" svg:height="1.673cm" svg:x="9.32cm" svg:y="0.293cm">
          <draw:text-box>
            <text:p>“smooth boundary” = x-boundary</text:p>
          </draw:text-box>
        </draw:frame>
        <draw:frame draw:style-name="gr44" draw:text-style-name="P3" draw:layer="layout" svg:width="4.754cm" svg:height="3.095cm" svg:x="1.39cm" svg:y="8.776cm">
          <draw:text-box>
            <text:p>“rough </text:p>
            <text:p>boundary” = </text:p>
            <text:p>z-boundary</text:p>
          </draw:text-box>
        </draw:frame>
        <draw:line draw:style-name="gr1" draw:text-style-name="P1" draw:layer="layout" svg:x1="9.201cm" svg:y1="1.734cm" svg:x2="9.172cm" svg:y2="19.696cm">
          <text:p/>
        </draw:line>
        <draw:line draw:style-name="gr45" draw:text-style-name="P1" draw:layer="layout" svg:x1="14.258cm" svg:y1="1.616cm" svg:x2="14.287cm" svg:y2="19.638cm">
          <text:p/>
        </draw:line>
        <draw:line draw:style-name="gr1" draw:text-style-name="P1" draw:layer="layout" svg:x1="18.932cm" svg:y1="1.499cm" svg:x2="18.962cm" svg:y2="19.638cm">
          <text:p/>
        </draw:line>
        <draw:line draw:style-name="gr1" draw:text-style-name="P1" draw:layer="layout" svg:x1="9.201cm" svg:y1="5.602cm" svg:x2="18.873cm" svg:y2="5.602cm">
          <text:p/>
        </draw:line>
        <draw:line draw:style-name="gr1" draw:text-style-name="P1" draw:layer="layout" svg:x1="9.201cm" svg:y1="10.403cm" svg:x2="18.873cm" svg:y2="10.403cm">
          <text:p/>
        </draw:line>
        <draw:line draw:style-name="gr1" draw:text-style-name="P1" draw:layer="layout" svg:x1="9.201cm" svg:y1="15.204cm" svg:x2="18.873cm" svg:y2="15.204cm">
          <text:p/>
        </draw:line>
        <draw:custom-shape draw:style-name="gr37" draw:text-style-name="P7" draw:layer="layout" svg:width="0.398cm" svg:height="0.33cm" svg:x="14.065cm" svg:y="5.4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398cm" svg:height="0.33cm" svg:x="14.066cm" svg:y="10.2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398cm" svg:height="0.33cm" svg:x="14.067cm" svg:y="15.0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8" draw:text-style-name="P17" draw:layer="layout" svg:width="0.97cm" svg:height="0.962cm" svg:x="13.761cm" svg:y="8.775cm">
          <draw:text-box>
            <text:p text:style-name="P6">Z</text:p>
          </draw:text-box>
        </draw:frame>
        <draw:frame draw:style-name="gr38" draw:text-style-name="P17" draw:layer="layout" svg:width="0.97cm" svg:height="0.962cm" svg:x="13.761cm" svg:y="11.175cm">
          <draw:text-box>
            <text:p text:style-name="P6">Z</text:p>
          </draw:text-box>
        </draw:frame>
        <draw:frame draw:style-name="gr38" draw:text-style-name="P17" draw:layer="layout" svg:width="0.97cm" svg:height="0.962cm" svg:x="14.961cm" svg:y="9.975cm">
          <draw:text-box>
            <text:p text:style-name="P6">Z</text:p>
          </draw:text-box>
        </draw:frame>
        <draw:frame draw:style-name="gr38" draw:text-style-name="P17" draw:layer="layout" svg:width="0.97cm" svg:height="0.962cm" svg:x="12.461cm" svg:y="9.975cm">
          <draw:text-box>
            <text:p text:style-name="P6">Z</text:p>
          </draw:text-box>
        </draw:frame>
        <draw:custom-shape draw:style-name="gr37" draw:text-style-name="P7" draw:layer="layout" svg:width="0.398cm" svg:height="0.33cm" svg:x="8.966cm" svg:y="5.4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8" draw:text-style-name="P17" draw:layer="layout" svg:width="0.97cm" svg:height="0.962cm" svg:x="8.761cm" svg:y="3.875cm">
          <draw:text-box>
            <text:p text:style-name="P6">Z</text:p>
          </draw:text-box>
        </draw:frame>
        <draw:frame draw:style-name="gr38" draw:text-style-name="P17" draw:layer="layout" svg:width="0.97cm" svg:height="0.962cm" svg:x="9.961cm" svg:y="5.175cm">
          <draw:text-box>
            <text:p text:style-name="P6">Z</text:p>
          </draw:text-box>
        </draw:frame>
        <draw:frame draw:style-name="gr38" draw:text-style-name="P17" draw:layer="layout" svg:width="0.97cm" svg:height="0.962cm" svg:x="8.661cm" svg:y="6.275cm">
          <draw:text-box>
            <text:p text:style-name="P6">Z</text:p>
          </draw:text-box>
        </draw:frame>
        <draw:custom-shape draw:style-name="gr37" draw:text-style-name="P7" draw:layer="layout" svg:width="0.398cm" svg:height="0.33cm" svg:x="11.466cm" svg:y="12.5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8" draw:text-style-name="P17" draw:layer="layout" svg:width="0.97cm" svg:height="0.962cm" svg:x="12.461cm" svg:y="12.275cm">
          <draw:text-box>
            <text:p text:style-name="P6">X</text:p>
          </draw:text-box>
        </draw:frame>
        <draw:frame draw:style-name="gr38" draw:text-style-name="P17" draw:layer="layout" svg:width="0.97cm" svg:height="0.962cm" svg:x="11.261cm" svg:y="11.075cm">
          <draw:text-box>
            <text:p text:style-name="P6">X</text:p>
          </draw:text-box>
        </draw:frame>
        <draw:frame draw:style-name="gr38" draw:text-style-name="P17" draw:layer="layout" svg:width="0.97cm" svg:height="0.962cm" svg:x="11.261cm" svg:y="13.575cm">
          <draw:text-box>
            <text:p text:style-name="P6">X</text:p>
          </draw:text-box>
        </draw:frame>
        <draw:frame draw:style-name="gr38" draw:text-style-name="P17" draw:layer="layout" svg:width="0.97cm" svg:height="0.962cm" svg:x="9.961cm" svg:y="12.275cm">
          <draw:text-box>
            <text:p text:style-name="P6">X</text:p>
          </draw:text-box>
        </draw:frame>
        <draw:custom-shape draw:style-name="gr37" draw:text-style-name="P7" draw:layer="layout" svg:width="0.398cm" svg:height="0.33cm" svg:x="16.267cm" svg:y="12.5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398cm" svg:height="0.33cm" svg:x="16.268cm" svg:y="7.7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398cm" svg:height="0.33cm" svg:x="16.369cm" svg:y="2.9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398cm" svg:height="0.33cm" svg:x="11.47cm" svg:y="2.9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398cm" svg:height="0.33cm" svg:x="11.471cm" svg:y="7.7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398cm" svg:height="0.33cm" svg:x="18.77cm" svg:y="10.2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398cm" svg:height="0.33cm" svg:x="18.771cm" svg:y="5.4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398cm" svg:height="0.33cm" svg:x="8.972cm" svg:y="1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398cm" svg:height="0.33cm" svg:x="8.973cm" svg:y="15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398cm" svg:height="0.33cm" svg:x="11.474cm" svg:y="17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398cm" svg:height="0.33cm" svg:x="16.275cm" svg:y="17.3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398cm" svg:height="0.33cm" svg:x="18.776cm" svg:y="15.0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8" draw:text-style-name="P17" draw:layer="layout" svg:width="0.97cm" svg:height="0.962cm" svg:x="11.261cm" svg:y="3.875cm">
          <draw:text-box>
            <text:p text:style-name="P6">X</text:p>
          </draw:text-box>
        </draw:frame>
        <draw:frame draw:style-name="gr38" draw:text-style-name="P17" draw:layer="layout" svg:width="0.97cm" svg:height="0.962cm" svg:x="9.861cm" svg:y="2.775cm">
          <draw:text-box>
            <text:p text:style-name="P6">X</text:p>
          </draw:text-box>
        </draw:frame>
        <draw:frame draw:style-name="gr38" draw:text-style-name="P17" draw:layer="layout" svg:width="0.97cm" svg:height="0.962cm" svg:x="12.561cm" svg:y="2.775cm">
          <draw:text-box>
            <text:p text:style-name="P6">X</text:p>
          </draw:text-box>
        </draw:frame>
        <draw:frame draw:style-name="gr38" draw:text-style-name="P17" draw:layer="layout" svg:width="0.97cm" svg:height="0.962cm" svg:x="12.461cm" svg:y="5.175cm">
          <draw:text-box>
            <text:p text:style-name="P6">Z</text:p>
          </draw:text-box>
        </draw:frame>
        <draw:frame draw:style-name="gr38" draw:text-style-name="P17" draw:layer="layout" svg:width="0.97cm" svg:height="0.962cm" svg:x="13.761cm" svg:y="3.875cm">
          <draw:text-box>
            <text:p text:style-name="P6">Z</text:p>
          </draw:text-box>
        </draw:frame>
        <draw:frame draw:style-name="gr38" draw:text-style-name="P17" draw:layer="layout" svg:width="0.97cm" svg:height="0.962cm" svg:x="14.961cm" svg:y="5.175cm">
          <draw:text-box>
            <text:p text:style-name="P6">Z</text:p>
          </draw:text-box>
        </draw:frame>
        <draw:frame draw:style-name="gr38" draw:text-style-name="P17" draw:layer="layout" svg:width="0.97cm" svg:height="0.962cm" svg:x="13.761cm" svg:y="6.375cm">
          <draw:text-box>
            <text:p text:style-name="P6">Z</text:p>
          </draw:text-box>
        </draw:frame>
        <draw:frame draw:style-name="gr38" draw:text-style-name="P17" draw:layer="layout" svg:width="0.97cm" svg:height="0.962cm" svg:x="17.261cm" svg:y="5.175cm">
          <draw:text-box>
            <text:p text:style-name="P6">Z</text:p>
          </draw:text-box>
        </draw:frame>
        <draw:frame draw:style-name="gr38" draw:text-style-name="P17" draw:layer="layout" svg:width="0.97cm" svg:height="0.962cm" svg:x="18.361cm" svg:y="3.975cm">
          <draw:text-box>
            <text:p text:style-name="P6">Z</text:p>
          </draw:text-box>
        </draw:frame>
        <draw:frame draw:style-name="gr38" draw:text-style-name="P17" draw:layer="layout" svg:width="0.97cm" svg:height="0.962cm" svg:x="18.461cm" svg:y="6.375cm">
          <draw:text-box>
            <text:p text:style-name="P6">Z</text:p>
          </draw:text-box>
        </draw:frame>
        <draw:frame draw:style-name="gr38" draw:text-style-name="P17" draw:layer="layout" svg:width="0.97cm" svg:height="0.962cm" svg:x="11.161cm" svg:y="6.275cm">
          <draw:text-box>
            <text:p text:style-name="P6">X</text:p>
          </draw:text-box>
        </draw:frame>
        <draw:frame draw:style-name="gr38" draw:text-style-name="P17" draw:layer="layout" svg:width="0.97cm" svg:height="0.962cm" svg:x="9.961cm" svg:y="7.475cm">
          <draw:text-box>
            <text:p text:style-name="P6">X</text:p>
          </draw:text-box>
        </draw:frame>
        <draw:frame draw:style-name="gr38" draw:text-style-name="P17" draw:layer="layout" svg:width="0.97cm" svg:height="0.962cm" svg:x="12.561cm" svg:y="7.475cm">
          <draw:text-box>
            <text:p text:style-name="P6">X</text:p>
          </draw:text-box>
        </draw:frame>
        <draw:frame draw:style-name="gr38" draw:text-style-name="P17" draw:layer="layout" svg:width="0.97cm" svg:height="0.962cm" svg:x="11.161cm" svg:y="8.775cm">
          <draw:text-box>
            <text:p text:style-name="P6">X</text:p>
          </draw:text-box>
        </draw:frame>
        <presentation:notes draw:style-name="dp2">
          <draw:page-thumbnail draw:style-name="gr5" draw:layer="layout" svg:width="14.848cm" svg:height="11.136cm" svg:x="3.075cm" svg:y="2.257cm" draw:page-number="1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draw:line draw:style-name="gr20" draw:text-style-name="P1" draw:layer="layout" svg:x1="1.005cm" svg:y1="1.784cm" svg:x2="24.7cm" svg:y2="1.783cm">
          <text:p/>
        </draw:line>
        <draw:line draw:style-name="gr20" draw:text-style-name="P1" draw:layer="layout" svg:x1="1.006cm" svg:y1="5.384cm" svg:x2="24.701cm" svg:y2="5.383cm">
          <text:p/>
        </draw:line>
        <draw:line draw:style-name="gr20" draw:text-style-name="P1" draw:layer="layout" svg:x1="1.007cm" svg:y1="8.984cm" svg:x2="24.702cm" svg:y2="8.983cm">
          <text:p/>
        </draw:line>
        <draw:line draw:style-name="gr20" draw:text-style-name="P1" draw:layer="layout" svg:x1="1.008cm" svg:y1="12.584cm" svg:x2="24.703cm" svg:y2="12.583cm">
          <text:p/>
        </draw:line>
        <draw:line draw:style-name="gr20" draw:text-style-name="P1" draw:layer="layout" svg:x1="1.009cm" svg:y1="16.184cm" svg:x2="24.704cm" svg:y2="16.183cm">
          <text:p/>
        </draw:line>
        <draw:line draw:style-name="gr20" draw:text-style-name="P1" draw:layer="layout" svg:x1="1.01cm" svg:y1="19.784cm" svg:x2="24.705cm" svg:y2="19.783cm">
          <text:p/>
        </draw:line>
        <draw:line draw:style-name="gr20" draw:text-style-name="P1" draw:layer="layout" svg:x1="5.214cm" svg:y1="1.794cm" svg:x2="5.214cm" svg:y2="19.756cm">
          <text:p/>
        </draw:line>
        <draw:line draw:style-name="gr20" draw:text-style-name="P1" draw:layer="layout" svg:x1="9.388cm" svg:y1="1.764cm" svg:x2="9.359cm" svg:y2="19.756cm">
          <text:p/>
        </draw:line>
        <draw:line draw:style-name="gr20" draw:text-style-name="P1" draw:layer="layout" svg:x1="13.593cm" svg:y1="1.764cm" svg:x2="13.592cm" svg:y2="19.756cm">
          <text:p/>
        </draw:line>
        <draw:line draw:style-name="gr20" draw:text-style-name="P1" draw:layer="layout" svg:x1="17.767cm" svg:y1="1.794cm" svg:x2="17.767cm" svg:y2="19.756cm">
          <text:p/>
        </draw:line>
        <draw:custom-shape draw:style-name="gr3" draw:text-style-name="P2" draw:layer="layout" svg:width="0.398cm" svg:height="0.33cm" svg:x="7.073cm" svg:y="5.1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1.374cm" svg:y="5.1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5.575cm" svg:y="5.1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9.776cm" svg:y="5.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2.877cm" svg:y="5.1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7.074cm" svg:y="1.5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1.375cm" svg:y="1.5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5.576cm" svg:y="1.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9.777cm" svg:y="1.5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2.878cm" svg:y="1.5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7.075cm" svg:y="8.7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1.376cm" svg:y="8.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5.577cm" svg:y="8.7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9.778cm" svg:y="8.7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2.879cm" svg:y="8.7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7.076cm" svg:y="12.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1.377cm" svg:y="12.4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5.578cm" svg:y="12.4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2.88cm" svg:y="12.4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7.077cm" svg:y="15.9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1.378cm" svg:y="15.9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5.579cm" svg:y="15.9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2.881cm" svg:y="15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7.078cm" svg:y="19.5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1.379cm" svg:y="19.5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5.58cm" svg:y="19.5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9.781cm" svg:y="19.5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2.882cm" svg:y="19.5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4.98cm" svg:y="3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4.98cm" svg:y="6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4.98cm" svg:y="10.5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4.98cm" svg:y="14.2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4.98cm" svg:y="17.8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9.181cm" svg:y="3.3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9.181cm" svg:y="6.9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9.181cm" svg:y="10.5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9.181cm" svg:y="14.2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9.181cm" svg:y="17.8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3.382cm" svg:y="3.3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3.382cm" svg:y="6.9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3.382cm" svg:y="10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3.382cm" svg:y="14.2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3.382cm" svg:y="17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7.583cm" svg:y="3.3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7.583cm" svg:y="6.9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7.583cm" svg:y="10.5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7.583cm" svg:y="17.8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3.097cm" svg:y1="0.353cm" svg:x2="3.097cm" svg:y2="20.785cm">
          <text:p/>
        </draw:line>
        <draw:custom-shape draw:style-name="gr46" draw:text-style-name="P1" draw:layer="layout" svg:width="4.322cm" svg:height="3.587cm" svg:x="9.329cm" svg:y="5.38cm">
          <text:p/>
          <draw:enhanced-geometry svg:viewBox="0 0 21600 21600" draw:type="rectangle" draw:enhanced-path="M 0 0 L 21600 0 21600 21600 0 21600 0 0 Z N"/>
        </draw:custom-shape>
        <draw:frame draw:style-name="gr30" draw:text-style-name="P14" draw:layer="layout" svg:width="2.529cm" svg:height="1.114cm" svg:x="12.27cm" svg:y="5.41cm">
          <draw:text-box>
            <text:p><text:span text:style-name="T6">Z</text:span><text:span text:style-name="T11">f</text:span></text:p>
          </draw:text-box>
        </draw:frame>
        <draw:line draw:style-name="gr47" draw:text-style-name="P1" draw:layer="layout" svg:x1="3.068cm" svg:y1="7.173cm" svg:x2="11.624cm" svg:y2="7.174cm">
          <text:p/>
        </draw:line>
        <draw:frame draw:style-name="gr30" draw:text-style-name="P14" draw:layer="layout" svg:width="2.529cm" svg:height="1.114cm" svg:x="5.156cm" svg:y="5.851cm">
          <draw:text-box>
            <text:p><text:span text:style-name="T6">X</text:span><text:span text:style-name="T11">c</text:span><text:span text:style-name="T11">*</text:span></text:p>
          </draw:text-box>
        </draw:frame>
        <draw:line draw:style-name="gr20" draw:text-style-name="P1" draw:layer="layout" svg:x1="22.268cm" svg:y1="1.794cm" svg:x2="22.268cm" svg:y2="19.756cm">
          <text:p/>
        </draw:line>
        <draw:custom-shape draw:style-name="gr3" draw:text-style-name="P2" draw:layer="layout" svg:width="0.398cm" svg:height="0.33cm" svg:x="22.084cm" svg:y="3.3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22.084cm" svg:y="6.9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22.084cm" svg:y="10.5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22.084cm" svg:y="17.8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2" draw:text-style-name="P1" draw:layer="layout" svg:x1="15.775cm" svg:y1="7.045cm" svg:x2="15.768cm" svg:y2="10.681cm">
          <text:p/>
        </draw:line>
        <draw:line draw:style-name="gr42" draw:text-style-name="P1" draw:layer="layout" svg:x1="19.976cm" svg:y1="7.045cm" svg:x2="19.969cm" svg:y2="10.681cm">
          <text:p/>
        </draw:line>
        <draw:line draw:style-name="gr42" draw:text-style-name="P1" draw:layer="layout" svg:x1="15.872cm" svg:y1="7.078cm" svg:x2="20.042cm" svg:y2="7.078cm">
          <text:p/>
        </draw:line>
        <draw:line draw:style-name="gr42" draw:text-style-name="P1" draw:layer="layout" svg:x1="15.807cm" svg:y1="10.711cm" svg:x2="19.977cm" svg:y2="10.711cm">
          <text:p/>
        </draw:line>
        <draw:line draw:style-name="gr42" draw:text-style-name="P1" draw:layer="layout" svg:x1="17.76cm" svg:y1="9.029cm" svg:x2="17.76cm" svg:y2="1.786cm">
          <text:p/>
        </draw:line>
        <draw:frame draw:style-name="gr30" draw:text-style-name="P15" draw:layer="layout" svg:width="2.529cm" svg:height="1.114cm" svg:x="18.157cm" svg:y="4.151cm">
          <draw:text-box>
            <text:p><text:span text:style-name="T7">Z</text:span><text:span text:style-name="T12">c</text:span></text:p>
          </draw:text-box>
        </draw:frame>
        <draw:frame draw:style-name="gr30" draw:text-style-name="P15" draw:layer="layout" svg:width="2.529cm" svg:height="1.114cm" svg:x="18.758cm" svg:y="7.451cm">
          <draw:text-box>
            <text:p><text:span text:style-name="T13">X</text:span><text:span text:style-name="T12">v</text:span></text:p>
          </draw:text-box>
        </draw:frame>
        <draw:custom-shape draw:style-name="gr48" draw:text-style-name="P1" draw:layer="layout" svg:width="4.322cm" svg:height="3.587cm" svg:x="5.129cm" svg:y="12.58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7" draw:layer="layout" svg:width="4.642cm" svg:height="3.584cm" svg:x="17.691cm" svg:y="12.55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98cm" svg:height="0.33cm" svg:x="17.583cm" svg:y="14.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22.084cm" svg:y="14.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9.779cm" svg:y="12.4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9.78cm" svg:y="15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0" draw:text-style-name="P1" draw:layer="layout" svg:x1="7.168cm" svg:y1="14.374cm" svg:x2="19.998cm" svg:y2="14.42cm">
          <text:p/>
        </draw:line>
        <draw:frame draw:style-name="gr30" draw:text-style-name="P18" draw:layer="layout" svg:width="2.529cm" svg:height="1.114cm" svg:x="7.556cm" svg:y="12.77cm">
          <draw:text-box>
            <text:p><text:span text:style-name="T14">Z</text:span><text:span text:style-name="T15">f</text:span></text:p>
          </draw:text-box>
        </draw:frame>
        <draw:frame draw:style-name="gr30" draw:text-style-name="P18" draw:layer="layout" svg:width="2.529cm" svg:height="1.114cm" svg:x="13.864cm" svg:y="13.163cm">
          <draw:text-box>
            <text:p><text:span text:style-name="T14">X</text:span><text:span text:style-name="T15">c</text:span><text:span text:style-name="T15">*</text:span></text:p>
          </draw:text-box>
        </draw:frame>
        <draw:frame draw:style-name="gr30" draw:text-style-name="P3" draw:layer="layout" svg:width="1.429cm" svg:height="1.114cm" svg:x="22.966cm" svg:y="13.308cm">
          <draw:text-box>
            <text:p>Z<text:span text:style-name="T8">f'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draw:line draw:style-name="gr20" draw:text-style-name="P1" draw:layer="layout" svg:x1="1.005cm" svg:y1="1.784cm" svg:x2="24.7cm" svg:y2="1.783cm">
          <text:p/>
        </draw:line>
        <draw:line draw:style-name="gr20" draw:text-style-name="P1" draw:layer="layout" svg:x1="1.006cm" svg:y1="5.384cm" svg:x2="24.701cm" svg:y2="5.383cm">
          <text:p/>
        </draw:line>
        <draw:line draw:style-name="gr20" draw:text-style-name="P1" draw:layer="layout" svg:x1="1.007cm" svg:y1="8.984cm" svg:x2="24.702cm" svg:y2="8.983cm">
          <text:p/>
        </draw:line>
        <draw:line draw:style-name="gr20" draw:text-style-name="P1" draw:layer="layout" svg:x1="1.008cm" svg:y1="12.584cm" svg:x2="24.703cm" svg:y2="12.583cm">
          <text:p/>
        </draw:line>
        <draw:line draw:style-name="gr20" draw:text-style-name="P1" draw:layer="layout" svg:x1="1.009cm" svg:y1="16.184cm" svg:x2="24.704cm" svg:y2="16.183cm">
          <text:p/>
        </draw:line>
        <draw:line draw:style-name="gr20" draw:text-style-name="P1" draw:layer="layout" svg:x1="1.01cm" svg:y1="19.784cm" svg:x2="24.705cm" svg:y2="19.783cm">
          <text:p/>
        </draw:line>
        <draw:line draw:style-name="gr20" draw:text-style-name="P1" draw:layer="layout" svg:x1="5.214cm" svg:y1="1.794cm" svg:x2="5.214cm" svg:y2="19.756cm">
          <text:p/>
        </draw:line>
        <draw:line draw:style-name="gr20" draw:text-style-name="P1" draw:layer="layout" svg:x1="9.388cm" svg:y1="1.764cm" svg:x2="9.359cm" svg:y2="19.756cm">
          <text:p/>
        </draw:line>
        <draw:line draw:style-name="gr20" draw:text-style-name="P1" draw:layer="layout" svg:x1="13.593cm" svg:y1="1.764cm" svg:x2="13.592cm" svg:y2="19.756cm">
          <text:p/>
        </draw:line>
        <draw:line draw:style-name="gr20" draw:text-style-name="P1" draw:layer="layout" svg:x1="17.767cm" svg:y1="1.794cm" svg:x2="17.767cm" svg:y2="19.756cm">
          <text:p/>
        </draw:line>
        <draw:custom-shape draw:style-name="gr3" draw:text-style-name="P2" draw:layer="layout" svg:width="0.398cm" svg:height="0.33cm" svg:x="7.073cm" svg:y="5.1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1.374cm" svg:y="5.1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5.575cm" svg:y="5.1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9.776cm" svg:y="5.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2.877cm" svg:y="5.1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7.074cm" svg:y="1.5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1.375cm" svg:y="1.5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5.576cm" svg:y="1.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9.777cm" svg:y="1.5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2.878cm" svg:y="1.5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7.075cm" svg:y="8.7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1.376cm" svg:y="8.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5.577cm" svg:y="8.7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9.778cm" svg:y="8.7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2.879cm" svg:y="8.7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7.076cm" svg:y="12.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1.377cm" svg:y="12.4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5.578cm" svg:y="12.4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2.88cm" svg:y="12.4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7.077cm" svg:y="15.9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1.378cm" svg:y="15.9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5.579cm" svg:y="15.9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2.881cm" svg:y="15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7.078cm" svg:y="19.5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1.379cm" svg:y="19.5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5.58cm" svg:y="19.5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9.781cm" svg:y="19.5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2.882cm" svg:y="19.5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4.98cm" svg:y="3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4.98cm" svg:y="6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4.98cm" svg:y="10.5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4.98cm" svg:y="14.2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4.98cm" svg:y="17.8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9.181cm" svg:y="3.3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9.181cm" svg:y="6.9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9.181cm" svg:y="10.5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9.181cm" svg:y="14.2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9.181cm" svg:y="17.8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3.382cm" svg:y="3.3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3.382cm" svg:y="6.9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3.382cm" svg:y="10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3.382cm" svg:y="14.2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3.382cm" svg:y="17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7.583cm" svg:y="3.3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7.583cm" svg:y="6.9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7.583cm" svg:y="10.5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7.583cm" svg:y="17.8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3.097cm" svg:y1="0.353cm" svg:x2="3.097cm" svg:y2="20.785cm">
          <text:p/>
        </draw:line>
        <draw:custom-shape draw:style-name="gr51" draw:text-style-name="P1" draw:layer="layout" svg:width="4.322cm" svg:height="3.587cm" svg:x="9.329cm" svg:y="5.38cm">
          <text:p/>
          <draw:enhanced-geometry svg:viewBox="0 0 21600 21600" draw:type="rectangle" draw:enhanced-path="M 0 0 L 21600 0 21600 21600 0 21600 0 0 Z N"/>
        </draw:custom-shape>
        <draw:frame draw:style-name="gr30" draw:text-style-name="P14" draw:layer="layout" svg:width="2.529cm" svg:height="1.114cm" svg:x="12.27cm" svg:y="5.41cm">
          <draw:text-box>
            <text:p><text:span text:style-name="T6">Z</text:span><text:span text:style-name="T11">f</text:span></text:p>
          </draw:text-box>
        </draw:frame>
        <draw:line draw:style-name="gr47" draw:text-style-name="P1" draw:layer="layout" svg:x1="3.068cm" svg:y1="7.173cm" svg:x2="11.173cm" svg:y2="7.184cm">
          <text:p/>
        </draw:line>
        <draw:frame draw:style-name="gr30" draw:text-style-name="P14" draw:layer="layout" svg:width="2.529cm" svg:height="1.114cm" svg:x="5.156cm" svg:y="5.851cm">
          <draw:text-box>
            <text:p><text:span text:style-name="T6">X</text:span><text:span text:style-name="T11">c</text:span><text:span text:style-name="T11">*</text:span></text:p>
          </draw:text-box>
        </draw:frame>
        <draw:line draw:style-name="gr20" draw:text-style-name="P1" draw:layer="layout" svg:x1="22.268cm" svg:y1="1.794cm" svg:x2="22.268cm" svg:y2="19.756cm">
          <text:p/>
        </draw:line>
        <draw:custom-shape draw:style-name="gr3" draw:text-style-name="P2" draw:layer="layout" svg:width="0.398cm" svg:height="0.33cm" svg:x="22.084cm" svg:y="3.3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22.084cm" svg:y="6.9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22.084cm" svg:y="10.5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22.084cm" svg:y="17.8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7.583cm" svg:y="14.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22.084cm" svg:y="14.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9.779cm" svg:y="12.4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9.78cm" svg:y="15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1" draw:layer="layout" svg:width="4.151cm" svg:height="3.587cm" svg:x="13.629cm" svg:y="5.38cm">
          <text:p/>
          <draw:enhanced-geometry svg:viewBox="0 0 21600 21600" draw:type="rectangle" draw:enhanced-path="M 0 0 L 21600 0 21600 21600 0 21600 0 0 Z N"/>
        </draw:custom-shape>
        <draw:frame draw:style-name="gr4" draw:text-style-name="P14" draw:layer="layout" svg:width="2.529cm" svg:height="0.962cm" svg:x="16.262cm" svg:y="7.66cm">
          <draw:text-box>
            <text:p><text:span text:style-name="T6">f</text:span></text:p>
          </draw:text-box>
        </draw:frame>
        <draw:line draw:style-name="gr53" draw:text-style-name="P1" draw:layer="layout" svg:x1="16.457cm" svg:y1="7.805cm" svg:x2="16.75cm" svg:y2="7.805cm">
          <text:p/>
        </draw:line>
        <draw:line draw:style-name="gr47" draw:text-style-name="P1" draw:layer="layout" svg:x1="11.54cm" svg:y1="7.164cm" svg:x2="15.424cm" svg:y2="7.175cm">
          <text:p/>
        </draw:line>
        <draw:line draw:style-name="gr24" draw:text-style-name="P1" draw:layer="layout" svg:x1="15.692cm" svg:y1="6.472cm" svg:x2="14.654cm" svg:y2="7.021cm">
          <text:p/>
        </draw:line>
        <draw:frame draw:style-name="gr4" draw:text-style-name="P14" draw:layer="layout" svg:width="2.529cm" svg:height="0.962cm" svg:x="15.917cm" svg:y="5.971cm">
          <draw:text-box>
            <text:p><text:span text:style-name="T6">e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draw:custom-shape draw:style-name="gr54" draw:text-style-name="P1" draw:layer="layout" svg:width="1.746cm" svg:height="1.72cm" svg:x="1.535cm" svg:y="7.409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" draw:layer="layout" svg:width="1.746cm" svg:height="1.72cm" svg:x="7.172cm" svg:y="12.382cm">
          <text:p/>
          <draw:enhanced-geometry svg:viewBox="0 0 21600 21600" draw:type="rectangle" draw:enhanced-path="M 0 0 L 21600 0 21600 21600 0 21600 0 0 Z N"/>
        </draw:custom-shape>
        <draw:frame draw:style-name="gr56" draw:text-style-name="P3" draw:layer="layout" svg:width="10.16cm" svg:height="1.085cm" svg:x="1.614cm" svg:y="2.196cm">
          <draw:text-box>
            <text:p>a) Braiding a Z-cut and an X-cut</text:p>
          </draw:text-box>
        </draw:frame>
        <draw:line draw:style-name="gr1" draw:text-style-name="P1" draw:layer="layout" svg:x1="2.394cm" svg:y1="4.763cm" svg:x2="2.394cm" svg:y2="8.07cm">
          <text:p/>
        </draw:line>
        <draw:frame draw:style-name="gr30" draw:text-style-name="P3" draw:layer="layout" svg:width="2.699cm" svg:height="1.114cm" svg:x="2.329cm" svg:y="4.921cm">
          <draw:text-box>
            <text:p>X<text:span text:style-name="T8">1</text:span></text:p>
          </draw:text-box>
        </draw:frame>
        <draw:frame draw:style-name="gr30" draw:text-style-name="P3" draw:layer="layout" svg:width="2.699cm" svg:height="1.114cm" svg:x="3.414cm" svg:y="6.799cm">
          <draw:text-box>
            <text:p>Z<text:span text:style-name="T8">1</text:span></text:p>
          </draw:text-box>
        </draw:frame>
        <draw:line draw:style-name="gr1" draw:text-style-name="P1" draw:layer="layout" svg:x1="2.408cm" svg:y1="8.388cm" svg:x2="2.408cm" svg:y2="15.505cm">
          <text:p/>
        </draw:line>
        <draw:line draw:style-name="gr1" draw:text-style-name="P1" draw:layer="layout" svg:x1="2.393cm" svg:y1="15.511cm" svg:x2="12.818cm" svg:y2="15.484cm">
          <text:p/>
        </draw:line>
        <draw:line draw:style-name="gr1" draw:text-style-name="P1" draw:layer="layout" svg:x1="12.7cm" svg:y1="15.478cm" svg:x2="12.674cm" svg:y2="8.229cm">
          <text:p/>
        </draw:line>
        <draw:line draw:style-name="gr1" draw:text-style-name="P1" draw:layer="layout" svg:x1="2.487cm" svg:y1="8.228cm" svg:x2="12.7cm" svg:y2="8.228cm">
          <text:p/>
        </draw:line>
        <draw:frame draw:style-name="gr30" draw:text-style-name="P3" draw:layer="layout" svg:width="2.699cm" svg:height="1.114cm" svg:x="7.807cm" svg:y="8.387cm">
          <draw:text-box>
            <text:p>X<text:span text:style-name="T8">l</text:span><text:span text:style-name="T8">o</text:span><text:span text:style-name="T8">o</text:span><text:span text:style-name="T8">p</text:span></text:p>
          </draw:text-box>
        </draw:frame>
        <draw:line draw:style-name="gr20" draw:text-style-name="P1" draw:layer="layout" svg:x1="7.977cm" svg:y1="13.282cm" svg:x2="7.977cm" svg:y2="18.309cm">
          <text:p/>
        </draw:line>
        <draw:frame draw:style-name="gr30" draw:text-style-name="P3" draw:layer="layout" svg:width="2.699cm" svg:height="1.114cm" svg:x="9.13cm" svg:y="11.799cm">
          <draw:text-box>
            <text:p>X<text:span text:style-name="T8">2</text:span></text:p>
          </draw:text-box>
        </draw:frame>
        <draw:frame draw:style-name="gr30" draw:text-style-name="P3" draw:layer="layout" svg:width="2.699cm" svg:height="1.114cm" svg:x="8.257cm" svg:y="16.272cm">
          <draw:text-box>
            <text:p>Z<text:span text:style-name="T8">2</text:span></text:p>
          </draw:text-box>
        </draw:frame>
        <draw:frame draw:style-name="gr56" draw:text-style-name="P3" draw:layer="layout" svg:width="10.16cm" svg:height="1.085cm" svg:x="17.516cm" svg:y="2.224cm">
          <draw:text-box>
            <text:p>a) Zoom into the intersection</text:p>
          </draw:text-box>
        </draw:frame>
        <draw:custom-shape draw:style-name="gr3" draw:text-style-name="P2" draw:layer="layout" svg:width="0.398cm" svg:height="0.33cm" svg:x="20.962cm" svg:y="12.0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1" draw:layer="layout" svg:width="2.434cm" svg:height="2.513cm" svg:x="18.733cm" svg:y="10.955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1" draw:layer="layout" svg:width="2.434cm" svg:height="2.513cm" svg:x="21.133cm" svg:y="10.955cm">
          <text:p/>
          <draw:enhanced-geometry svg:viewBox="0 0 21600 21600" draw:type="rectangle" draw:enhanced-path="M 0 0 L 21600 0 21600 21600 0 21600 0 0 Z N"/>
        </draw:custom-shape>
        <draw:frame draw:style-name="gr30" draw:text-style-name="P3" draw:layer="layout" svg:width="2.699cm" svg:height="1.114cm" svg:x="19.051cm" svg:y="11.165cm">
          <draw:text-box>
            <text:p>Z<text:span text:style-name="T8">f</text:span></text:p>
          </draw:text-box>
        </draw:frame>
        <draw:frame draw:style-name="gr30" draw:text-style-name="P3" draw:layer="layout" svg:width="2.699cm" svg:height="1.114cm" svg:x="21.963cm" svg:y="11.292cm">
          <draw:text-box>
            <text:p>Z<text:span text:style-name="T8">f</text:span></text:p>
          </draw:text-box>
        </draw:frame>
        <draw:line draw:style-name="gr59" draw:text-style-name="P1" draw:layer="layout" svg:x1="22.609cm" svg:y1="11.826cm" svg:x2="22.76cm" svg:y2="11.826cm">
          <text:p/>
        </draw:line>
        <draw:custom-shape draw:style-name="gr3" draw:text-style-name="P2" draw:layer="layout" svg:width="0.398cm" svg:height="0.33cm" svg:x="19.863cm" svg:y="10.7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22.164cm" svg:y="10.7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22.165cm" svg:y="13.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9.866cm" svg:y="13.2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8.567cm" svg:y="12.0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23.368cm" svg:y="12.0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5.669cm" svg:y1="12.244cm" svg:x2="19.609cm" svg:y2="12.244cm">
          <text:p/>
        </draw:line>
        <draw:frame draw:style-name="gr30" draw:text-style-name="P3" draw:layer="layout" svg:width="2.699cm" svg:height="1.114cm" svg:x="15.937cm" svg:y="11.02cm">
          <draw:text-box>
            <text:p>X<text:span text:style-name="T8">c</text:span></text:p>
          </draw:text-box>
        </draw:frame>
        <draw:line draw:style-name="gr1" draw:text-style-name="P1" draw:layer="layout" svg:x1="20.123cm" svg:y1="12.244cm" svg:x2="22.107cm" svg:y2="12.244cm">
          <text:p/>
        </draw:line>
        <draw:frame draw:style-name="gr30" draw:text-style-name="P3" draw:layer="layout" svg:width="2.699cm" svg:height="1.114cm" svg:x="18.287cm" svg:y="13.645cm">
          <draw:text-box>
            <text:p>X<text:span text:style-name="T8">e</text:span></text:p>
          </draw:text-box>
        </draw:frame>
        <draw:line draw:style-name="gr24" draw:text-style-name="P1" draw:layer="layout" svg:x1="19.114cm" svg:y1="13.843cm" svg:x2="20.172cm" svg:y2="12.436cm">
          <text:p/>
        </draw:line>
        <draw:line draw:style-name="gr60" draw:text-style-name="P1" draw:layer="layout" svg:x1="21.111cm" svg:y1="5.443cm" svg:x2="21.11cm" svg:y2="15.452cm">
          <text:p/>
        </draw:line>
        <draw:frame draw:style-name="gr30" draw:text-style-name="P3" draw:layer="layout" svg:width="2.699cm" svg:height="1.114cm" svg:x="21.409cm" svg:y="8.172cm">
          <draw:text-box>
            <text:p>Z<text:span text:style-name="T8">2</text:span></text:p>
          </draw:text-box>
        </draw:frame>
        <draw:custom-shape draw:style-name="gr61" draw:text-style-name="P1" draw:layer="layout" svg:width="2.619cm" svg:height="2.624cm" svg:x="19.809cm" svg:y="4.218cm">
          <text:p/>
          <draw:enhanced-geometry svg:viewBox="0 0 21600 21600" draw:type="rectangle" draw:enhanced-path="M 0 0 L 21600 0 21600 21600 0 21600 0 0 Z N"/>
        </draw:custom-shape>
        <draw:frame draw:style-name="gr30" draw:text-style-name="P3" draw:layer="layout" svg:width="2.699cm" svg:height="1.114cm" svg:x="22.927cm" svg:y="3.843cm">
          <draw:text-box>
            <text:p>X<text:span text:style-name="T8">2</text:span></text:p>
          </draw:text-box>
        </draw:frame>
        <draw:line draw:style-name="gr29" draw:text-style-name="P1" draw:layer="layout" svg:x1="21.11cm" svg:y1="10.992cm" svg:x2="21.11cm" svg:y2="13.47cm">
          <text:p/>
        </draw:line>
        <presentation:notes draw:style-name="dp2">
          <draw:page-thumbnail draw:style-name="gr5" draw:layer="layout" svg:width="14.848cm" svg:height="11.136cm" svg:x="3.075cm" svg:y="2.257cm" draw:page-number="2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draw:custom-shape draw:style-name="gr54" draw:text-style-name="P1" draw:layer="layout" svg:width="1.746cm" svg:height="1.72cm" svg:x="1.223cm" svg:y="6.709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" draw:layer="layout" svg:width="1.746cm" svg:height="1.72cm" svg:x="6.86cm" svg:y="11.682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2.082cm" svg:y1="4.063cm" svg:x2="2.082cm" svg:y2="7.37cm">
          <text:p/>
        </draw:line>
        <draw:frame draw:style-name="gr30" draw:text-style-name="P3" draw:layer="layout" svg:width="2.699cm" svg:height="1.114cm" svg:x="2.017cm" svg:y="4.162cm">
          <draw:text-box>
            <text:p>X<text:span text:style-name="T8">1</text:span></text:p>
          </draw:text-box>
        </draw:frame>
        <draw:frame draw:style-name="gr30" draw:text-style-name="P3" draw:layer="layout" svg:width="2.699cm" svg:height="1.114cm" svg:x="3.102cm" svg:y="6.099cm">
          <draw:text-box>
            <text:p>Z<text:span text:style-name="T8">1</text:span></text:p>
          </draw:text-box>
        </draw:frame>
        <draw:line draw:style-name="gr1" draw:text-style-name="P1" draw:layer="layout" svg:x1="2.096cm" svg:y1="7.688cm" svg:x2="2.096cm" svg:y2="14.805cm">
          <text:p/>
        </draw:line>
        <draw:line draw:style-name="gr1" draw:text-style-name="P1" draw:layer="layout" svg:x1="2.081cm" svg:y1="14.811cm" svg:x2="12.506cm" svg:y2="14.784cm">
          <text:p/>
        </draw:line>
        <draw:line draw:style-name="gr1" draw:text-style-name="P1" draw:layer="layout" svg:x1="12.388cm" svg:y1="14.778cm" svg:x2="12.362cm" svg:y2="7.529cm">
          <text:p/>
        </draw:line>
        <draw:line draw:style-name="gr1" draw:text-style-name="P1" draw:layer="layout" svg:x1="2.175cm" svg:y1="7.528cm" svg:x2="12.388cm" svg:y2="7.528cm">
          <text:p/>
        </draw:line>
        <draw:frame draw:style-name="gr30" draw:text-style-name="P3" draw:layer="layout" svg:width="2.699cm" svg:height="1.114cm" svg:x="7.495cm" svg:y="7.687cm">
          <draw:text-box>
            <text:p>X<text:span text:style-name="T8">l</text:span><text:span text:style-name="T8">o</text:span><text:span text:style-name="T8">o</text:span><text:span text:style-name="T8">p</text:span></text:p>
          </draw:text-box>
        </draw:frame>
        <draw:line draw:style-name="gr20" draw:text-style-name="P1" draw:layer="layout" svg:x1="7.665cm" svg:y1="12.582cm" svg:x2="7.665cm" svg:y2="17.609cm">
          <text:p/>
        </draw:line>
        <draw:frame draw:style-name="gr30" draw:text-style-name="P3" draw:layer="layout" svg:width="2.699cm" svg:height="1.114cm" svg:x="8.818cm" svg:y="11.099cm">
          <draw:text-box>
            <text:p>X<text:span text:style-name="T8">2</text:span></text:p>
          </draw:text-box>
        </draw:frame>
        <draw:frame draw:style-name="gr30" draw:text-style-name="P3" draw:layer="layout" svg:width="2.699cm" svg:height="1.114cm" svg:x="7.945cm" svg:y="15.572cm">
          <draw:text-box>
            <text:p>Z<text:span text:style-name="T8">2</text:span></text:p>
          </draw:text-box>
        </draw:frame>
        <draw:custom-shape draw:style-name="gr62" draw:text-style-name="P1" draw:layer="layout" svg:width="9.407cm" svg:height="12.583cm" svg:x="16.875cm" svg:y="4.541cm">
          <text:p/>
          <draw:enhanced-geometry svg:viewBox="0 0 21600 21600" draw:type="rectangle" draw:enhanced-path="M 0 0 L 21600 0 21600 21600 0 21600 0 0 Z N"/>
        </draw:custom-shape>
        <draw:frame draw:style-name="gr30" draw:text-style-name="P3" draw:layer="layout" svg:width="2.699cm" svg:height="1.114cm" svg:x="18.567cm" svg:y="18.881cm">
          <draw:text-box>
            <text:p>Z<text:span text:style-name="T8">1</text:span></text:p>
          </draw:text-box>
        </draw:frame>
        <draw:frame draw:style-name="gr30" draw:text-style-name="P3" draw:layer="layout" svg:width="2.699cm" svg:height="1.114cm" svg:x="23.401cm" svg:y="18.855cm">
          <draw:text-box>
            <text:p>X<text:span text:style-name="T8">2</text:span></text:p>
          </draw:text-box>
        </draw:frame>
        <draw:line draw:style-name="gr63" draw:text-style-name="P1" draw:layer="layout" svg:x1="16.904cm" svg:y1="17.124cm" svg:x2="26.4cm" svg:y2="17.124cm">
          <text:p/>
        </draw:line>
        <draw:line draw:style-name="gr63" draw:text-style-name="P1" draw:layer="layout" svg:x1="16.875cm" svg:y1="7.675cm" svg:x2="16.875cm" svg:y2="17.171cm">
          <text:p/>
        </draw:line>
        <draw:frame draw:style-name="gr4" draw:text-style-name="P11" draw:layer="layout" svg:width="2.403cm" svg:height="0.962cm" draw:transform="rotate (1.5707963267949) translate (15.529cm 11.436cm)">
          <draw:text-box>
            <text:p text:style-name="P6">Time</text:p>
          </draw:text-box>
        </draw:frame>
        <draw:frame draw:style-name="gr4" draw:text-style-name="P11" draw:layer="layout" svg:width="2.403cm" svg:height="0.962cm" svg:x="20.145cm" svg:y="17.403cm">
          <draw:text-box>
            <text:p text:style-name="P6">Space</text:p>
          </draw:text-box>
        </draw:frame>
        <draw:custom-shape draw:style-name="gr64" draw:text-style-name="P6" draw:layer="layout" svg:width="12.053cm" svg:height="0.383cm" draw:transform="rotate (1.5707963267949) translate (14.092cm 16.935cm)">
          <text:p/>
          <draw:enhanced-geometry svg:viewBox="0 0 21600 21600" draw:glue-points="10800 0 5400 10800 10800 21600 16200 10800" draw:text-areas="5400 0 16200 10800" draw:type="flowchart-merge" draw:enhanced-path="M 0 0 L 21600 0 10800 21600 0 0 Z N"/>
        </draw:custom-shape>
        <draw:line draw:style-name="gr20" draw:text-style-name="P1" draw:layer="layout" svg:x1="19.518cm" svg:y1="5.225cm" svg:x2="19.51cm" svg:y2="7.067cm">
          <text:p/>
        </draw:line>
        <draw:line draw:style-name="gr20" draw:text-style-name="P1" draw:layer="layout" svg:x1="19.51cm" svg:y1="7.069cm" svg:x2="23.105cm" svg:y2="10.744cm">
          <text:p/>
        </draw:line>
        <draw:line draw:style-name="gr20" draw:text-style-name="P1" draw:layer="layout" svg:x1="23.153cm" svg:y1="5.094cm" svg:x2="23.141cm" svg:y2="7.024cm">
          <text:p/>
        </draw:line>
        <draw:line draw:style-name="gr20" draw:text-style-name="P1" draw:layer="layout" svg:x1="23.148cm" svg:y1="7.014cm" svg:x2="21.913cm" svg:y2="8.366cm">
          <text:p/>
        </draw:line>
        <draw:line draw:style-name="gr20" draw:text-style-name="P1" draw:layer="layout" svg:x1="20.787cm" svg:y1="9.407cm" svg:x2="19.552cm" svg:y2="10.759cm">
          <text:p/>
        </draw:line>
        <draw:line draw:style-name="gr20" draw:text-style-name="P1" draw:layer="layout" svg:x1="23.148cm" svg:y1="10.715cm" svg:x2="21.913cm" svg:y2="12.067cm">
          <text:p/>
        </draw:line>
        <draw:line draw:style-name="gr20" draw:text-style-name="P1" draw:layer="layout" svg:x1="20.787cm" svg:y1="13.108cm" svg:x2="19.552cm" svg:y2="14.46cm">
          <text:p/>
        </draw:line>
        <draw:line draw:style-name="gr20" draw:text-style-name="P1" draw:layer="layout" svg:x1="19.511cm" svg:y1="10.77cm" svg:x2="23.106cm" svg:y2="14.445cm">
          <text:p/>
        </draw:line>
        <draw:line draw:style-name="gr20" draw:text-style-name="P1" draw:layer="layout" svg:x1="19.56cm" svg:y1="14.45cm" svg:x2="19.552cm" svg:y2="16.292cm">
          <text:p/>
        </draw:line>
        <draw:line draw:style-name="gr20" draw:text-style-name="P1" draw:layer="layout" svg:x1="23.098cm" svg:y1="14.434cm" svg:x2="23.086cm" svg:y2="16.364cm">
          <text:p/>
        </draw:line>
        <presentation:notes draw:style-name="dp2">
          <draw:page-thumbnail draw:style-name="gr5" draw:layer="layout" svg:width="14.848cm" svg:height="11.136cm" svg:x="3.075cm" svg:y="2.257cm" draw:page-number="2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dash" draw:stroke-dash="Fine_20_Dashed" svg:stroke-color="#000000" draw:fill="none" draw:fill-gradient-name="Gradient_20_7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hristian </meta:initial-creator>
    <meta:creation-date>2018-07-21T14:10:59.932012414</meta:creation-date>
    <meta:generator>LibreOffice/5.1.6.2$Linux_X86_64 LibreOffice_project/10m0$Build-2</meta:generator>
    <dc:date>2018-11-18T13:49:21.949632854</dc:date>
    <dc:creator>Christian </dc:creator>
    <meta:editing-duration>PT20H23S</meta:editing-duration>
    <meta:editing-cycles>109</meta:editing-cycles>
    <meta:document-statistic meta:object-count="1180"/>
  </office:meta>
</office:document-meta>
</file>